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190000001934034F3F.png" manifest:media-type="image/png"/>
  <manifest:file-entry manifest:full-path="Pictures/100000000000040000000300F003959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Helvetica Neue" svg:font-family="'Helvetica Neue'" style:font-pitch="variable"/>
    <style:font-face style:name="Helvetica Neue Light1" svg:font-family="'Helvetica Neue Light'" style:font-pitch="variable"/>
    <style:font-face style:name="Lucida Grande" svg:font-family="'Lucida Grande'" style:font-pitch="variable"/>
    <style:font-face style:name="WenQuanYi Zen Hei Sharp1" svg:font-family="'WenQuanYi Zen Hei Sharp'" style:font-pitch="variable"/>
    <style:font-face style:name="ヒラギノ角ゴ ProN W31" svg:font-family="'ヒラギノ角ゴ ProN W3'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Helvetica Neue Light2" svg:font-family="'Helvetica Neue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WenQuanYi Zen Hei Sharp" svg:font-family="'WenQuanYi Zen Hei Sharp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gradient" draw:fill-color="#0082e5" draw:fill-gradient-name="Gradient_20_7" draw:opacity-name="Transparency_20_1" draw:textarea-horizontal-align="justify" draw:textarea-vertical-align="middle" draw:auto-grow-height="false" fo:padding-top="0cm" fo:padding-bottom="0cm" fo:padding-left="0cm" fo:padding-right="0cm" fo:wrap-option="wrap" draw:shadow="visible" draw:shadow-offset-x="0cm" draw:shadow-offset-y="0cm" draw:shadow-color="#000000" draw:shadow-opacity="50%"/>
    </style:style>
    <style:style style:name="gr3" style:family="graphic" style:parent-style-name="standard">
      <style:graphic-properties draw:stroke="none" draw:fill="gradient" draw:fill-color="#ff0000" draw:fill-gradient-name="Gradient_20_8" draw:opacity-name="Transparency_20_1" draw:textarea-horizontal-align="justify" draw:textarea-vertical-align="middle" draw:auto-grow-height="false" fo:padding-top="0cm" fo:padding-bottom="0cm" fo:padding-left="0cm" fo:padding-right="0cm" fo:wrap-option="wrap" draw:shadow="visible" draw:shadow-offset-x="0cm" draw:shadow-offset-y="0cm" draw:shadow-color="#000000" draw:shadow-opacity="50%"/>
    </style:style>
    <style:style style:name="gr4" style:family="graphic" style:parent-style-name="standard">
      <style:graphic-properties draw:stroke="none" draw:fill="gradient" draw:fill-color="#ff0603" draw:fill-gradient-name="Gradient_20_9" draw:opacity-name="Transparency_20_1" draw:textarea-horizontal-align="justify" draw:textarea-vertical-align="middle" draw:auto-grow-height="false" fo:padding-top="0cm" fo:padding-bottom="0cm" fo:padding-left="0cm" fo:padding-right="0cm" fo:wrap-option="wrap" draw:shadow="visible" draw:shadow-offset-x="0cm" draw:shadow-offset-y="0cm" draw:shadow-color="#000000" draw:shadow-opacity="50%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solid" svg:stroke-width="0.353cm" svg:stroke-color="#cdcdcd" draw:marker-start="" draw:marker-start-width="1.059cm" draw:marker-start-center="false" draw:marker-end="" draw:marker-end-width="1.059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visible" draw:shadow-offset-x="0cm" draw:shadow-offset-y="0cm" draw:shadow-color="#000000" draw:shadow-opacity="50%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 draw:shadow-color="#808080"/>
    </style:style>
    <style:style style:name="gr8" style:family="graphic" style:parent-style-name="standard">
      <style:graphic-properties draw:stroke="solid" svg:stroke-width="0.071cm" svg:stroke-color="#ffffff" draw:marker-start="msArrowStealthEnd_20_5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draw:fill="gradient" draw:fill-color="#dee594" draw:fill-gradient-name="Gradient_20_10" draw:opacity-name="Transparency_20_1" draw:textarea-horizontal-align="justify" draw:textarea-vertical-align="middle" draw:auto-grow-height="false" fo:padding-top="0cm" fo:padding-bottom="0cm" fo:padding-left="0cm" fo:padding-right="0cm" fo:wrap-option="wrap" draw:shadow="visible" draw:shadow-offset-x="0cm" draw:shadow-offset-y="0cm" draw:shadow-color="#000000" draw:shadow-opacity="50%"/>
    </style:style>
    <style:style style:name="gr10" style:family="graphic" style:parent-style-name="standard">
      <style:graphic-properties draw:stroke="solid" svg:stroke-width="0.141cm" svg:stroke-color="#d90b00" draw:marker-start="Arrowheads_20_1" draw:marker-start-width="0.423cm" draw:marker-start-center="false" draw:marker-end="" draw:marker-end-width="0.42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11" style:family="graphic" style:parent-style-name="standard">
      <style:graphic-properties draw:stroke="solid" svg:stroke-width="0.141cm" svg:stroke-color="#d90b00" draw:marker-start="Arrowheads_20_2" draw:marker-start-width="0.423cm" draw:marker-start-center="false" draw:marker-end="" draw:marker-end-width="0.42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12" style:family="graphic" style:parent-style-name="standard">
      <style:graphic-properties draw:stroke="solid" svg:stroke-width="0.141cm" svg:stroke-color="#d90b00" draw:marker-start="Arrowheads_20_3" draw:marker-start-width="0.423cm" draw:marker-start-center="false" draw:marker-end="" draw:marker-end-width="0.42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13" style:family="graphic" style:parent-style-name="standard">
      <style:graphic-properties draw:stroke="solid" svg:stroke-width="0.141cm" svg:stroke-color="#ffffff" draw:marker-start="Arrowheads_20_4" draw:marker-start-width="0.423cm" draw:marker-start-center="false" draw:marker-end="Arrowheads_20_5" draw:marker-end-width="0.42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>
      <style:graphic-properties draw:stroke="solid" svg:stroke-width="0.141cm" svg:stroke-color="#ffffff" draw:marker-start="Arrowheads_20_6" draw:marker-start-width="0.423cm" draw:marker-start-center="false" draw:marker-end="Arrowheads_20_7" draw:marker-end-width="0.42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15" style:family="graphic" style:parent-style-name="standard">
      <style:graphic-properties draw:stroke="solid" svg:stroke-width="0.141cm" svg:stroke-color="#ffffff" draw:marker-start="Arrowheads_20_8" draw:marker-start-width="0.423cm" draw:marker-start-center="false" draw:marker-end="Arrowheads_20_9" draw:marker-end-width="0.42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16" style:family="graphic" style:parent-style-name="standard">
      <style:graphic-properties draw:stroke="solid" svg:stroke-width="0.141cm" svg:stroke-color="#ffffff" draw:marker-start="Arrowheads_20_10" draw:marker-start-width="0.423cm" draw:marker-start-center="false" draw:marker-end="Arrowheads_20_11" draw:marker-end-width="0.42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11.572cm" fo:min-width="0cm" fo:padding-top="0.141cm" fo:padding-bottom="0.141cm" fo:padding-left="0.141cm" fo:padding-right="0.141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5.787cm" fo:min-width="0cm" fo:padding-top="0.141cm" fo:padding-bottom="0.141cm" fo:padding-left="0.141cm" fo:padding-right="0.141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6.492cm" fo:min-width="0cm" fo:padding-top="0.141cm" fo:padding-bottom="0.141cm" fo:padding-left="0.141cm" fo:padding-right="0.141cm" fo:wrap-option="wrap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left" draw:textarea-vertical-align="middle" draw:auto-grow-height="false" draw:auto-grow-width="false" draw:fit-to-size="shrink-to-fit" fo:min-height="15.594cm" fo:min-width="0cm" fo:padding-top="0.141cm" fo:padding-bottom="0.141cm" fo:padding-left="0.141cm" fo:padding-right="0.141cm" fo:wrap-option="wrap" draw:shadow-color="#808080"/>
    </style:style>
    <style:style style:name="pr6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Title1-notes">
      <style:graphic-properties draw:fill-color="#ffffff" fo:min-height="11.431cm"/>
    </style:style>
    <style:style style:name="pr8" style:family="presentation" style:parent-style-name="Title2-title">
      <style:graphic-properties draw:stroke="none" draw:fill="none" draw:fill-color="#ffffff" draw:textarea-horizontal-align="left" draw:textarea-vertical-align="middle" draw:auto-grow-height="false" draw:auto-grow-width="false" fo:min-height="6.492cm" fo:min-width="0cm" fo:padding-top="0.141cm" fo:padding-bottom="0.141cm" fo:padding-left="0.141cm" fo:padding-right="0.141cm" fo:wrap-option="wrap" draw:shadow-color="#808080"/>
    </style:style>
    <style:style style:name="pr9" style:family="presentation" style:parent-style-name="Title2-notes">
      <style:graphic-properties draw:fill-color="#ffffff" fo:min-height="11.431cm"/>
    </style:style>
    <style:style style:name="pr10" style:family="presentation" style:parent-style-name="Title1-outline1">
      <style:graphic-properties draw:stroke="none" draw:fill="none" draw:fill-color="#ffffff" draw:textarea-horizontal-align="left" draw:textarea-vertical-align="middle" draw:auto-grow-height="false" draw:auto-grow-width="false" draw:fit-to-size="shrink-to-fit" fo:min-height="24.837cm" fo:min-width="0cm" fo:padding-top="0.141cm" fo:padding-bottom="0.141cm" fo:padding-left="0.141cm" fo:padding-right="0.141cm" fo:wrap-option="wrap" draw:shadow-color="#808080"/>
    </style:style>
    <style:style style:name="pr11" style:family="presentation" style:parent-style-name="Title1-outline1">
      <style:graphic-properties draw:stroke="none" draw:fill="none" draw:fill-color="#ffffff" draw:textarea-horizontal-align="left" draw:textarea-vertical-align="middle" draw:auto-grow-height="false" draw:auto-grow-width="false" draw:fit-to-size="shrink-to-fit" fo:min-height="8.221cm" fo:min-width="0cm" fo:padding-top="0.141cm" fo:padding-bottom="0.141cm" fo:padding-left="0.141cm" fo:padding-right="0.141cm" fo:wrap-option="wrap" draw:shadow-color="#808080"/>
    </style:style>
    <style:style style:name="pr12" style:family="presentation" style:parent-style-name="Title1-outline1">
      <style:graphic-properties draw:stroke="none" draw:fill="none" draw:fill-color="#ffffff" draw:textarea-horizontal-align="left" draw:textarea-vertical-align="middle" draw:auto-grow-height="false" draw:auto-grow-width="false" draw:fit-to-size="shrink-to-fit" fo:min-height="8.128cm" fo:min-width="0cm" fo:padding-top="0.141cm" fo:padding-bottom="0.141cm" fo:padding-left="0.141cm" fo:padding-right="0.141cm" fo:wrap-option="wrap" draw:shadow-color="#808080"/>
    </style:style>
    <style:style style:name="pr13" style:family="presentation" style:parent-style-name="Title1-outline1">
      <style:graphic-properties draw:stroke="none" draw:fill="none" draw:fill-color="#ffffff" draw:textarea-horizontal-align="left" draw:textarea-vertical-align="middle" draw:auto-grow-height="false" draw:auto-grow-width="false" draw:fit-to-size="shrink-to-fit" fo:min-height="18.416cm" fo:min-width="0cm" fo:padding-top="0.141cm" fo:padding-bottom="0.141cm" fo:padding-left="0.141cm" fo:padding-right="0.141cm" fo:wrap-option="wrap" draw:shadow-color="#808080"/>
    </style:style>
    <style:style style:name="pr14" style:family="presentation" style:parent-style-name="Title1-outline1">
      <style:graphic-properties draw:stroke="none" draw:fill="none" draw:fill-color="#ffffff" draw:textarea-horizontal-align="left" draw:textarea-vertical-align="middle" draw:auto-grow-height="false" draw:auto-grow-width="false" draw:fit-to-size="shrink-to-fit" fo:min-height="23.037cm" fo:min-width="0cm" fo:padding-top="0.141cm" fo:padding-bottom="0.141cm" fo:padding-left="0.141cm" fo:padding-right="0.141cm" fo:wrap-option="wrap" draw:shadow-color="#808080"/>
    </style:style>
    <style:style style:name="pr15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6.492cm" fo:min-width="0cm" fo:padding-top="0.141cm" fo:padding-bottom="0.141cm" fo:padding-left="0.141cm" fo:padding-right="0.141cm" fo:wrap-option="wrap" draw:shadow-color="#808080"/>
    </style:style>
    <style:style style:name="pr16" style:family="presentation" style:parent-style-name="Title1-outline1">
      <style:graphic-properties draw:stroke="none" draw:fill="none" draw:fill-color="#ffffff" draw:textarea-horizontal-align="left" draw:textarea-vertical-align="middle" draw:auto-grow-height="false" draw:auto-grow-width="false" draw:fit-to-size="shrink-to-fit" fo:min-height="20.109cm" fo:min-width="0cm" fo:padding-top="0.141cm" fo:padding-bottom="0.141cm" fo:padding-left="0.141cm" fo:padding-right="0.141cm" fo:wrap-option="wrap" draw:shadow-color="#808080"/>
    </style:style>
    <style:style style:name="P1" style:family="paragraph">
      <style:paragraph-properties fo:margin-left="0cm" fo:margin-right="0cm" fo:line-height="100%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23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.881cm" fo:margin-bottom="0cm" fo:line-height="100%" fo:text-align="start" fo:text-indent="0cm"/>
    </style:style>
    <style:style style:name="P6" style:family="paragraph">
      <style:paragraph-properties fo:margin-left="0cm" fo:margin-right="0cm" fo:margin-top="0.864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style:writing-mode="lr-tb" style:font-independent-line-spacing="true"/>
      <style:text-properties fo:color="#ffffff"/>
    </style:style>
    <style:style style:name="P10" style:family="paragraph">
      <style:paragraph-properties style:writing-mode="lr-tb" style:font-independent-line-spacing="true"/>
      <style:text-properties style:font-name="FreeSans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style:writing-mode="lr-tb" style:font-independent-line-spacing="true"/>
      <style:text-properties style:font-name="FreeSans" fo:font-size="28pt" style:font-size-asian="28pt" style:font-size-complex="28p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line-height="100%" fo:text-align="center" fo:text-indent="0cm"/>
    </style:style>
    <style:style style:name="T1" style:family="text">
      <style:text-properties style:font-name="Lucida Grande" fo:font-size="22pt" style:font-name-asian="Lucida Grande" style:font-size-asian="22pt" style:font-name-complex="Lucida Grande" style:font-size-complex="2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f9f3ff" fo:font-size="96pt" style:font-size-asian="96pt" style:font-size-complex="96pt"/>
    </style:style>
    <style:style style:name="T4" style:family="text">
      <style:text-properties fo:font-size="31pt" style:font-size-asian="31pt" style:font-size-complex="31pt"/>
    </style:style>
    <style:style style:name="T5" style:family="text">
      <style:text-properties fo:color="#00ff04" style:font-name="Helvetica Neue" fo:font-size="31pt" fo:font-weight="bold" style:font-name-asian="Helvetica Neue" style:font-size-asian="31pt" style:font-weight-asian="bold" style:font-name-complex="Helvetica Neue" style:font-size-complex="31pt" style:font-weight-complex="bold"/>
    </style:style>
    <style:style style:name="T6" style:family="text">
      <style:text-properties fo:color="#06ff02" fo:font-size="31pt" style:font-size-asian="31pt" style:font-size-complex="31pt"/>
    </style:style>
    <style:style style:name="T7" style:family="text">
      <style:text-properties fo:color="#01ff0b" fo:font-size="31pt" style:font-size-asian="31pt" style:font-size-complex="31pt"/>
    </style:style>
    <style:style style:name="T8" style:family="text">
      <style:text-properties fo:color="#ffffff" style:font-name="Helvetica Neue Light1" fo:font-size="32pt" fo:text-shadow="1pt 1pt" style:font-name-asian="Helvetica Neue Light1" style:font-size-asian="32pt" style:font-name-complex="Helvetica Neue Light1" style:font-size-complex="32pt"/>
    </style:style>
    <style:style style:name="T9" style:family="text">
      <style:text-properties fo:color="#ffffff" style:text-position="-6% 58%" style:font-name="Helvetica Neue Light1" fo:font-size="32pt" fo:text-shadow="1pt 1pt" style:font-name-asian="Helvetica Neue Light1" style:font-size-asian="32pt" style:font-name-complex="Helvetica Neue Light1" style:font-size-complex="32pt"/>
    </style:style>
    <style:style style:name="T10" style:family="text">
      <style:text-properties fo:color="#ffffff" style:font-name="Helvetica Neue" fo:font-size="20pt" fo:text-shadow="1pt 1pt" fo:font-weight="bold" style:font-name-asian="Helvetica Neue" style:font-size-asian="20pt" style:font-weight-asian="bold" style:font-name-complex="Helvetica Neue" style:font-size-complex="20pt" style:font-weight-complex="bold"/>
    </style:style>
    <style:style style:name="T11" style:family="text">
      <style:text-properties fo:color="#00ff0e" style:font-name="Helvetica Neue" fo:font-size="19pt" fo:text-shadow="1pt 1pt" fo:font-weight="bold" style:font-name-asian="Helvetica Neue" style:font-size-asian="19pt" style:font-weight-asian="bold" style:font-name-complex="Helvetica Neue" style:font-size-complex="19pt" style:font-weight-complex="bold"/>
    </style:style>
    <style:style style:name="T12" style:family="text">
      <style:text-properties fo:color="#09ff01" style:font-name="Helvetica Neue" fo:font-size="20pt" fo:text-shadow="1pt 1pt" fo:font-weight="bold" style:font-name-asian="Helvetica Neue" style:font-size-asian="20pt" style:font-weight-asian="bold" style:font-name-complex="Helvetica Neue" style:font-size-complex="20pt" style:font-weight-complex="bold"/>
    </style:style>
    <style:style style:name="T13" style:family="text">
      <style:text-properties fo:color="#ffffff" style:font-name="Helvetica Neue Light1" fo:font-size="34pt" fo:text-shadow="1pt 1pt" style:font-name-asian="Helvetica Neue Light1" style:font-size-asian="34pt" style:font-name-complex="Helvetica Neue Light1" style:font-size-complex="34pt"/>
    </style:style>
    <style:style style:name="T14" style:family="text">
      <style:text-properties fo:color="#0fff00" style:font-name="Helvetica Neue" fo:font-size="20pt" fo:text-shadow="1pt 1pt" fo:font-weight="bold" style:font-name-asian="Helvetica Neue" style:font-size-asian="20pt" style:font-weight-asian="bold" style:font-name-complex="Helvetica Neue" style:font-size-complex="20pt" style:font-weight-complex="bold"/>
    </style:style>
    <style:style style:name="T15" style:family="text">
      <style:text-properties fo:color="#00ff01" style:font-name="Helvetica Neue" fo:font-size="20pt" fo:text-shadow="1pt 1pt" fo:font-weight="bold" style:font-name-asian="Helvetica Neue" style:font-size-asian="20pt" style:font-weight-asian="bold" style:font-name-complex="Helvetica Neue" style:font-size-complex="20pt" style:font-weight-complex="bold"/>
    </style:style>
    <style:style style:name="T16" style:family="text">
      <style:text-properties fo:color="#05ff00" style:font-name="Helvetica Neue" fo:font-size="20pt" fo:text-shadow="1pt 1pt" fo:font-weight="bold" style:font-name-asian="Helvetica Neue" style:font-size-asian="20pt" style:font-weight-asian="bold" style:font-name-complex="Helvetica Neue" style:font-size-complex="20pt" style:font-weight-complex="bold"/>
    </style:style>
    <style:style style:name="T17" style:family="text">
      <style:text-properties fo:color="#02ff01" style:font-name="Helvetica Neue" fo:font-size="20pt" fo:text-shadow="1pt 1pt" fo:font-weight="bold" style:font-name-asian="Helvetica Neue" style:font-size-asian="20pt" style:font-weight-asian="bold" style:font-name-complex="Helvetica Neue" style:font-size-complex="20pt" style:font-weight-complex="bold"/>
    </style:style>
    <style:style style:name="T18" style:family="text">
      <style:text-properties fo:color="#03ff04" style:font-name="Helvetica Neue" fo:font-size="20pt" fo:text-shadow="1pt 1pt" fo:font-weight="bold" style:font-name-asian="Helvetica Neue" style:font-size-asian="20pt" style:font-weight-asian="bold" style:font-name-complex="Helvetica Neue" style:font-size-complex="20pt" style:font-weight-complex="bold"/>
    </style:style>
    <style:style style:name="T19" style:family="text">
      <style:text-properties fo:color="#07ff0d" style:font-name="Helvetica Neue" fo:font-size="20pt" fo:text-shadow="1pt 1pt" fo:font-weight="bold" style:font-name-asian="Helvetica Neue" style:font-size-asian="20pt" style:font-weight-asian="bold" style:font-name-complex="Helvetica Neue" style:font-size-complex="20pt" style:font-weight-complex="bold"/>
    </style:style>
    <style:style style:name="T20" style:family="text">
      <style:text-properties fo:color="#d90b00"/>
    </style:style>
    <style:style style:name="T21" style:family="text">
      <style:text-properties fo:color="#05ff00"/>
    </style:style>
    <style:style style:name="T22" style:family="text">
      <style:text-properties fo:color="#ffffff" style:font-name="FreeSans" fo:font-size="28pt" fo:text-shadow="1pt 1pt" fo:font-weight="bold" style:font-name-asian="Helvetica Neue Light1" style:font-size-asian="28pt" style:font-weight-asian="bold" style:font-name-complex="Helvetica Neue Light1" style:font-size-complex="28pt" style:font-weight-complex="bold"/>
    </style:style>
    <style:style style:name="T23" style:family="text">
      <style:text-properties fo:color="#1aff0a"/>
    </style:style>
    <style:style style:name="T24" style:family="text">
      <style:text-properties fo:color="#ffffff" style:font-name="FreeSans" fo:font-size="28pt" fo:text-shadow="1pt 1pt" style:font-name-asian="Helvetica Neue Light1" style:font-size-asian="28pt" style:font-name-complex="Helvetica Neue Light1" style:font-size-complex="28pt"/>
    </style:style>
    <style:style style:name="T25" style:family="text">
      <style:text-properties style:font-name="Helvetica Neue Light1" fo:font-size="32pt" fo:text-shadow="1pt 1pt" style:font-name-asian="Helvetica Neue Light1" style:font-size-asian="32pt" style:font-name-complex="Helvetica Neue Light1" style:font-size-complex="32pt"/>
    </style:style>
    <style:style style:name="T26" style:family="text">
      <style:text-properties fo:font-size="44pt" style:font-size-asian="44pt" style:font-size-complex="44pt"/>
    </style:style>
    <style:style style:name="T27" style:family="text">
      <style:text-properties fo:font-size="144pt" style:font-size-asian="144pt" style:font-size-complex="14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62b0ff" fo:font-size="100%"/>
      </text:list-level-style-number>
      <text:list-level-style-bullet text:level="2" text:bullet-char="•">
        <style:list-level-properties/>
        <style:text-properties style:font-name="Helvetica Neue Light1" fo:color="#62b0ff" fo:font-size="100%"/>
      </text:list-level-style-bullet>
      <text:list-level-style-bullet text:level="3" text:bullet-char="•">
        <style:list-level-properties/>
        <style:text-properties style:font-name="Helvetica Neue Light1" fo:color="#62b0ff" fo:font-size="100%"/>
      </text:list-level-style-bullet>
      <text:list-level-style-bullet text:level="4" text:bullet-char="•">
        <style:list-level-properties/>
        <style:text-properties style:font-name="Helvetica Neue Light1" fo:color="#62b0ff" fo:font-size="100%"/>
      </text:list-level-style-bullet>
      <text:list-level-style-bullet text:level="5" text:bullet-char="•">
        <style:list-level-properties/>
        <style:text-properties style:font-name="Helvetica Neue Light1" fo:color="#62b0ff" fo:font-size="100%"/>
      </text:list-level-style-bullet>
      <text:list-level-style-bullet text:level="6" text:bullet-char="•">
        <style:list-level-properties/>
        <style:text-properties style:font-name="Helvetica Neue Light1" fo:color="#62b0ff" fo:font-size="100%"/>
      </text:list-level-style-bullet>
      <text:list-level-style-bullet text:level="7" text:bullet-char="•">
        <style:list-level-properties/>
        <style:text-properties style:font-name="Helvetica Neue Light1" fo:color="#62b0ff" fo:font-size="100%"/>
      </text:list-level-style-bullet>
      <text:list-level-style-bullet text:level="8" text:bullet-char="•">
        <style:list-level-properties/>
        <style:text-properties style:font-name="Helvetica Neue Light1" fo:color="#62b0ff" fo:font-size="100%"/>
      </text:list-level-style-bullet>
      <text:list-level-style-bullet text:level="9" text:bullet-char="•">
        <style:list-level-properties/>
        <style:text-properties style:font-name="Helvetica Neue Light1" fo:color="#62b0ff" fo:font-size="100%"/>
      </text:list-level-style-bullet>
      <text:list-level-style-bullet text:level="10" text:bullet-char="•">
        <style:list-level-properties/>
        <style:text-properties style:font-name="Helvetica Neue Light1" fo:color="#62b0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Helvetica Neue Light1" fo:color="#000000" fo:font-size="100%"/>
      </text:list-level-style-bullet>
      <text:list-level-style-bullet text:level="3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4" text:bullet-char="•">
        <style:list-level-properties text:space-before="3.81cm"/>
        <style:text-properties style:font-name="Helvetica Neue Light1" fo:color="#000000" fo:font-size="100%"/>
      </text:list-level-style-bullet>
      <text:list-level-style-bullet text:level="5" text:bullet-char="•">
        <style:list-level-properties text:space-before="5.08cm"/>
        <style:text-properties style:font-name="Helvetica Neue Light1" fo:color="#000000" fo:font-size="100%"/>
      </text:list-level-style-bullet>
      <text:list-level-style-bullet text:level="6" text:bullet-char="•">
        <style:list-level-properties text:space-before="5.08cm"/>
        <style:text-properties style:font-name="Helvetica Neue Light1" fo:color="#000000" fo:font-size="100%"/>
      </text:list-level-style-bullet>
      <text:list-level-style-bullet text:level="7" text:bullet-char="•">
        <style:list-level-properties text:space-before="5.08cm"/>
        <style:text-properties style:font-name="Helvetica Neue Light1" fo:color="#000000" fo:font-size="100%"/>
      </text:list-level-style-bullet>
      <text:list-level-style-bullet text:level="8" text:bullet-char="•">
        <style:list-level-properties text:space-before="5.08cm"/>
        <style:text-properties style:font-name="Helvetica Neue Light1" fo:color="#000000" fo:font-size="100%"/>
      </text:list-level-style-bullet>
      <text:list-level-style-bullet text:level="9" text:bullet-char="•">
        <style:list-level-properties text:space-before="5.08cm"/>
        <style:text-properties style:font-name="Helvetica Neue Light1" fo:color="#000000" fo:font-size="100%"/>
      </text:list-level-style-bullet>
      <text:list-level-style-bullet text:level="10" text:bullet-char="•">
        <style:list-level-properties text:space-before="5.08cm"/>
        <style:text-properties style:font-name="Helvetica Neue Light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46%"/>
      </text:list-level-style-number>
      <text:list-level-style-bullet text:level="2" text:bullet-char="•">
        <style:list-level-properties text:space-before="1.093cm" text:min-label-width="1.129cm"/>
        <style:text-properties style:font-name="Helvetica Neue Light1" fo:color="#ffffff" fo:font-size="46%"/>
      </text:list-level-style-bullet>
      <text:list-level-style-bullet text:level="3" text:bullet-char="•">
        <style:list-level-properties text:space-before="2.328cm" text:min-label-width="1.129cm"/>
        <style:text-properties style:font-name="Helvetica Neue Light1" fo:color="#ffffff" fo:font-size="46%"/>
      </text:list-level-style-bullet>
      <text:list-level-style-bullet text:level="4" text:bullet-char="•">
        <style:list-level-properties text:space-before="3.563cm" text:min-label-width="1.128cm"/>
        <style:text-properties style:font-name="Helvetica Neue Light1" fo:color="#ffffff" fo:font-size="46%"/>
      </text:list-level-style-bullet>
      <text:list-level-style-bullet text:level="5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6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7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8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9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10" text:bullet-char="•">
        <style:list-level-properties text:space-before="4.797cm" text:min-label-width="1.129cm"/>
        <style:text-properties style:font-name="Helvetica Neue Light1" fo:color="#ffffff" fo:font-size="46%"/>
      </text:list-level-style-bullet>
    </text:list-style>
    <text:list-style style:name="L5">
      <text:list-level-style-image text:level="1" xlink:href="Pictures/10000201000000190000001934034F3F.png" xlink:type="simple" xlink:show="embed" xlink:actuate="onLoad">
        <style:list-level-properties text:min-label-width="1.128cm" style:vertical-pos="middle" style:vertical-rel="line" fo:width="0.374cm" fo:height="0.374cm"/>
      </text:list-level-style-image>
      <text:list-level-style-bullet text:level="2" text:bullet-char="•">
        <style:list-level-properties text:space-before="1.093cm" text:min-label-width="1.129cm"/>
        <style:text-properties style:font-name="Helvetica Neue Light1" fo:color="#ffffff" fo:font-size="46%"/>
      </text:list-level-style-bullet>
      <text:list-level-style-bullet text:level="3" text:bullet-char="•">
        <style:list-level-properties text:space-before="2.328cm" text:min-label-width="1.129cm"/>
        <style:text-properties style:font-name="Helvetica Neue Light1" fo:color="#ffffff" fo:font-size="46%"/>
      </text:list-level-style-bullet>
      <text:list-level-style-bullet text:level="4" text:bullet-char="•">
        <style:list-level-properties text:space-before="3.563cm" text:min-label-width="1.128cm"/>
        <style:text-properties style:font-name="Helvetica Neue Light1" fo:color="#ffffff" fo:font-size="46%"/>
      </text:list-level-style-bullet>
      <text:list-level-style-bullet text:level="5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6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7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8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9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10" text:bullet-char="•">
        <style:list-level-properties text:space-before="4.797cm" text:min-label-width="1.129cm"/>
        <style:text-properties style:font-name="Helvetica Neue Light1" fo:color="#ffffff" fo:font-size="46%"/>
      </text:list-level-style-bullet>
    </text:list-style>
    <text:list-style style:name="L6">
      <text:list-level-style-number text:level="1" style:num-format="">
        <style:list-level-properties/>
        <style:text-properties fo:color="#f9f3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1000000190000001934034F3F.png" xlink:type="simple" xlink:show="embed" xlink:actuate="onLoad">
        <style:list-level-properties text:min-label-width="1.128cm" style:vertical-pos="middle" style:vertical-rel="line" fo:width="0.362cm" fo:height="0.362cm"/>
      </text:list-level-style-image>
      <text:list-level-style-bullet text:level="2" text:bullet-char="•">
        <style:list-level-properties text:space-before="1.093cm" text:min-label-width="1.129cm"/>
        <style:text-properties style:font-name="Helvetica Neue Light1" fo:color="#ffffff" fo:font-size="46%"/>
      </text:list-level-style-bullet>
      <text:list-level-style-bullet text:level="3" text:bullet-char="•">
        <style:list-level-properties text:space-before="2.328cm" text:min-label-width="1.129cm"/>
        <style:text-properties style:font-name="Helvetica Neue Light1" fo:color="#ffffff" fo:font-size="46%"/>
      </text:list-level-style-bullet>
      <text:list-level-style-bullet text:level="4" text:bullet-char="•">
        <style:list-level-properties text:space-before="3.563cm" text:min-label-width="1.128cm"/>
        <style:text-properties style:font-name="Helvetica Neue Light1" fo:color="#ffffff" fo:font-size="46%"/>
      </text:list-level-style-bullet>
      <text:list-level-style-bullet text:level="5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6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7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8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9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10" text:bullet-char="•">
        <style:list-level-properties text:space-before="4.797cm" text:min-label-width="1.129cm"/>
        <style:text-properties style:font-name="Helvetica Neue Light1" fo:color="#ffffff" fo:font-size="46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Helvetica Neue Light1" fo:color="#ffffff" fo:font-size="100%"/>
      </text:list-level-style-bullet>
      <text:list-level-style-bullet text:level="3" text:bullet-char="•">
        <style:list-level-properties text:space-before="2.54cm"/>
        <style:text-properties style:font-name="Helvetica Neue Light1" fo:color="#ffffff" fo:font-size="100%"/>
      </text:list-level-style-bullet>
      <text:list-level-style-bullet text:level="4" text:bullet-char="•">
        <style:list-level-properties text:space-before="3.81cm"/>
        <style:text-properties style:font-name="Helvetica Neue Light1" fo:color="#ffffff" fo:font-size="100%"/>
      </text:list-level-style-bullet>
      <text:list-level-style-bullet text:level="5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6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7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8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9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10" text:bullet-char="•">
        <style:list-level-properties text:space-before="5.08cm"/>
        <style:text-properties style:font-name="Helvetica Neue Light1" fo:color="#ffffff" fo:font-size="100%"/>
      </text:list-level-style-bullet>
    </text:list-style>
    <text:list-style style:name="L9">
      <text:list-level-style-number text:level="1" style:num-format="">
        <style:list-level-properties/>
        <style:text-properties fo:color="#00ff0e" fo:font-size="100%"/>
      </text:list-level-style-number>
      <text:list-level-style-bullet text:level="2" text:bullet-char="•">
        <style:list-level-properties text:space-before="1.27cm"/>
        <style:text-properties style:font-name="Helvetica Neue Light1" fo:color="#ffffff" fo:font-size="100%"/>
      </text:list-level-style-bullet>
      <text:list-level-style-bullet text:level="3" text:bullet-char="•">
        <style:list-level-properties text:space-before="2.54cm"/>
        <style:text-properties style:font-name="Helvetica Neue Light1" fo:color="#ffffff" fo:font-size="100%"/>
      </text:list-level-style-bullet>
      <text:list-level-style-bullet text:level="4" text:bullet-char="•">
        <style:list-level-properties text:space-before="3.81cm"/>
        <style:text-properties style:font-name="Helvetica Neue Light1" fo:color="#ffffff" fo:font-size="100%"/>
      </text:list-level-style-bullet>
      <text:list-level-style-bullet text:level="5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6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7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8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9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10" text:bullet-char="•">
        <style:list-level-properties text:space-before="5.08cm"/>
        <style:text-properties style:font-name="Helvetica Neue Light1" fo:color="#ffffff" fo:font-size="100%"/>
      </text:list-level-style-bullet>
    </text:list-style>
    <text:list-style style:name="L10">
      <text:list-level-style-number text:level="1" style:num-format="">
        <style:list-level-properties/>
        <style:text-properties fo:color="#09ff01" fo:font-size="100%"/>
      </text:list-level-style-number>
      <text:list-level-style-bullet text:level="2" text:bullet-char="•">
        <style:list-level-properties text:space-before="1.27cm"/>
        <style:text-properties style:font-name="Helvetica Neue Light1" fo:color="#ffffff" fo:font-size="100%"/>
      </text:list-level-style-bullet>
      <text:list-level-style-bullet text:level="3" text:bullet-char="•">
        <style:list-level-properties text:space-before="2.54cm"/>
        <style:text-properties style:font-name="Helvetica Neue Light1" fo:color="#ffffff" fo:font-size="100%"/>
      </text:list-level-style-bullet>
      <text:list-level-style-bullet text:level="4" text:bullet-char="•">
        <style:list-level-properties text:space-before="3.81cm"/>
        <style:text-properties style:font-name="Helvetica Neue Light1" fo:color="#ffffff" fo:font-size="100%"/>
      </text:list-level-style-bullet>
      <text:list-level-style-bullet text:level="5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6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7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8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9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10" text:bullet-char="•">
        <style:list-level-properties text:space-before="5.08cm"/>
        <style:text-properties style:font-name="Helvetica Neue Light1" fo:color="#ffffff" fo:font-size="100%"/>
      </text:list-level-style-bullet>
    </text:list-style>
    <text:list-style style:name="L11">
      <text:list-level-style-bullet text:level="1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image text:level="2" xlink:href="Pictures/10000201000000190000001934034F3F.png" xlink:type="simple" xlink:show="embed" xlink:actuate="onLoad">
        <style:list-level-properties text:space-before="1.234cm" text:min-label-width="1.129cm" style:vertical-pos="middle" style:vertical-rel="line" fo:width="0.374cm" fo:height="0.374cm"/>
      </text:list-level-style-image>
      <text:list-level-style-bullet text:level="3" text:bullet-char="•">
        <style:list-level-properties text:space-before="2.328cm" text:min-label-width="1.129cm"/>
        <style:text-properties style:font-name="Helvetica Neue Light1" fo:color="#ffffff" fo:font-size="46%"/>
      </text:list-level-style-bullet>
      <text:list-level-style-bullet text:level="4" text:bullet-char="•">
        <style:list-level-properties text:space-before="3.563cm" text:min-label-width="1.128cm"/>
        <style:text-properties style:font-name="Helvetica Neue Light1" fo:color="#ffffff" fo:font-size="46%"/>
      </text:list-level-style-bullet>
      <text:list-level-style-bullet text:level="5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6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7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8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9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10" text:bullet-char="•">
        <style:list-level-properties text:space-before="4.797cm" text:min-label-width="1.129cm"/>
        <style:text-properties style:font-name="Helvetica Neue Light1" fo:color="#ffffff" fo:font-size="46%"/>
      </text:list-level-style-bullet>
    </text:list-style>
    <text:list-style style:name="L12">
      <text:list-level-style-number text:level="1" style:num-format="">
        <style:list-level-properties/>
        <style:text-properties fo:color="#0fff00" fo:font-size="100%"/>
      </text:list-level-style-number>
      <text:list-level-style-bullet text:level="2" text:bullet-char="•">
        <style:list-level-properties text:space-before="1.27cm"/>
        <style:text-properties style:font-name="Helvetica Neue Light1" fo:color="#ffffff" fo:font-size="100%"/>
      </text:list-level-style-bullet>
      <text:list-level-style-bullet text:level="3" text:bullet-char="•">
        <style:list-level-properties text:space-before="2.54cm"/>
        <style:text-properties style:font-name="Helvetica Neue Light1" fo:color="#ffffff" fo:font-size="100%"/>
      </text:list-level-style-bullet>
      <text:list-level-style-bullet text:level="4" text:bullet-char="•">
        <style:list-level-properties text:space-before="3.81cm"/>
        <style:text-properties style:font-name="Helvetica Neue Light1" fo:color="#ffffff" fo:font-size="100%"/>
      </text:list-level-style-bullet>
      <text:list-level-style-bullet text:level="5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6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7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8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9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10" text:bullet-char="•">
        <style:list-level-properties text:space-before="5.08cm"/>
        <style:text-properties style:font-name="Helvetica Neue Light1" fo:color="#ffffff" fo:font-size="100%"/>
      </text:list-level-style-bullet>
    </text:list-style>
    <text:list-style style:name="L13">
      <text:list-level-style-number text:level="1" style:num-format="">
        <style:list-level-properties/>
        <style:text-properties fo:color="#00ff01" fo:font-size="100%"/>
      </text:list-level-style-number>
      <text:list-level-style-bullet text:level="2" text:bullet-char="•">
        <style:list-level-properties text:space-before="1.27cm"/>
        <style:text-properties style:font-name="Helvetica Neue Light1" fo:color="#ffffff" fo:font-size="100%"/>
      </text:list-level-style-bullet>
      <text:list-level-style-bullet text:level="3" text:bullet-char="•">
        <style:list-level-properties text:space-before="2.54cm"/>
        <style:text-properties style:font-name="Helvetica Neue Light1" fo:color="#ffffff" fo:font-size="100%"/>
      </text:list-level-style-bullet>
      <text:list-level-style-bullet text:level="4" text:bullet-char="•">
        <style:list-level-properties text:space-before="3.81cm"/>
        <style:text-properties style:font-name="Helvetica Neue Light1" fo:color="#ffffff" fo:font-size="100%"/>
      </text:list-level-style-bullet>
      <text:list-level-style-bullet text:level="5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6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7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8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9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10" text:bullet-char="•">
        <style:list-level-properties text:space-before="5.08cm"/>
        <style:text-properties style:font-name="Helvetica Neue Light1" fo:color="#ffffff" fo:font-size="100%"/>
      </text:list-level-style-bullet>
    </text:list-style>
    <text:list-style style:name="L14">
      <text:list-level-style-number text:level="1" style:num-format="">
        <style:list-level-properties/>
        <style:text-properties fo:color="#05ff00" fo:font-size="100%"/>
      </text:list-level-style-number>
      <text:list-level-style-bullet text:level="2" text:bullet-char="•">
        <style:list-level-properties text:space-before="1.27cm"/>
        <style:text-properties style:font-name="Helvetica Neue Light1" fo:color="#ffffff" fo:font-size="100%"/>
      </text:list-level-style-bullet>
      <text:list-level-style-bullet text:level="3" text:bullet-char="•">
        <style:list-level-properties text:space-before="2.54cm"/>
        <style:text-properties style:font-name="Helvetica Neue Light1" fo:color="#ffffff" fo:font-size="100%"/>
      </text:list-level-style-bullet>
      <text:list-level-style-bullet text:level="4" text:bullet-char="•">
        <style:list-level-properties text:space-before="3.81cm"/>
        <style:text-properties style:font-name="Helvetica Neue Light1" fo:color="#ffffff" fo:font-size="100%"/>
      </text:list-level-style-bullet>
      <text:list-level-style-bullet text:level="5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6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7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8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9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10" text:bullet-char="•">
        <style:list-level-properties text:space-before="5.08cm"/>
        <style:text-properties style:font-name="Helvetica Neue Light1" fo:color="#ffffff" fo:font-size="100%"/>
      </text:list-level-style-bullet>
    </text:list-style>
    <text:list-style style:name="L15">
      <text:list-level-style-number text:level="1" style:num-format="">
        <style:list-level-properties/>
        <style:text-properties fo:color="#02ff01" fo:font-size="100%"/>
      </text:list-level-style-number>
      <text:list-level-style-bullet text:level="2" text:bullet-char="•">
        <style:list-level-properties text:space-before="1.27cm"/>
        <style:text-properties style:font-name="Helvetica Neue Light1" fo:color="#ffffff" fo:font-size="100%"/>
      </text:list-level-style-bullet>
      <text:list-level-style-bullet text:level="3" text:bullet-char="•">
        <style:list-level-properties text:space-before="2.54cm"/>
        <style:text-properties style:font-name="Helvetica Neue Light1" fo:color="#ffffff" fo:font-size="100%"/>
      </text:list-level-style-bullet>
      <text:list-level-style-bullet text:level="4" text:bullet-char="•">
        <style:list-level-properties text:space-before="3.81cm"/>
        <style:text-properties style:font-name="Helvetica Neue Light1" fo:color="#ffffff" fo:font-size="100%"/>
      </text:list-level-style-bullet>
      <text:list-level-style-bullet text:level="5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6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7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8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9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10" text:bullet-char="•">
        <style:list-level-properties text:space-before="5.08cm"/>
        <style:text-properties style:font-name="Helvetica Neue Light1" fo:color="#ffffff" fo:font-size="100%"/>
      </text:list-level-style-bullet>
    </text:list-style>
    <text:list-style style:name="L16">
      <text:list-level-style-number text:level="1" style:num-format="">
        <style:list-level-properties/>
        <style:text-properties fo:color="#03ff04" fo:font-size="100%"/>
      </text:list-level-style-number>
      <text:list-level-style-bullet text:level="2" text:bullet-char="•">
        <style:list-level-properties text:space-before="1.27cm"/>
        <style:text-properties style:font-name="Helvetica Neue Light1" fo:color="#ffffff" fo:font-size="100%"/>
      </text:list-level-style-bullet>
      <text:list-level-style-bullet text:level="3" text:bullet-char="•">
        <style:list-level-properties text:space-before="2.54cm"/>
        <style:text-properties style:font-name="Helvetica Neue Light1" fo:color="#ffffff" fo:font-size="100%"/>
      </text:list-level-style-bullet>
      <text:list-level-style-bullet text:level="4" text:bullet-char="•">
        <style:list-level-properties text:space-before="3.81cm"/>
        <style:text-properties style:font-name="Helvetica Neue Light1" fo:color="#ffffff" fo:font-size="100%"/>
      </text:list-level-style-bullet>
      <text:list-level-style-bullet text:level="5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6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7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8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9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10" text:bullet-char="•">
        <style:list-level-properties text:space-before="5.08cm"/>
        <style:text-properties style:font-name="Helvetica Neue Light1" fo:color="#ffffff" fo:font-size="100%"/>
      </text:list-level-style-bullet>
    </text:list-style>
    <text:list-style style:name="L17">
      <text:list-level-style-number text:level="1" style:num-format="">
        <style:list-level-properties/>
        <style:text-properties fo:color="#07ff0d" fo:font-size="100%"/>
      </text:list-level-style-number>
      <text:list-level-style-bullet text:level="2" text:bullet-char="•">
        <style:list-level-properties text:space-before="1.27cm"/>
        <style:text-properties style:font-name="Helvetica Neue Light1" fo:color="#ffffff" fo:font-size="100%"/>
      </text:list-level-style-bullet>
      <text:list-level-style-bullet text:level="3" text:bullet-char="•">
        <style:list-level-properties text:space-before="2.54cm"/>
        <style:text-properties style:font-name="Helvetica Neue Light1" fo:color="#ffffff" fo:font-size="100%"/>
      </text:list-level-style-bullet>
      <text:list-level-style-bullet text:level="4" text:bullet-char="•">
        <style:list-level-properties text:space-before="3.81cm"/>
        <style:text-properties style:font-name="Helvetica Neue Light1" fo:color="#ffffff" fo:font-size="100%"/>
      </text:list-level-style-bullet>
      <text:list-level-style-bullet text:level="5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6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7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8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9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10" text:bullet-char="•">
        <style:list-level-properties text:space-before="5.08cm"/>
        <style:text-properties style:font-name="Helvetica Neue Light1" fo:color="#ffffff" fo:font-size="100%"/>
      </text:list-level-style-bullet>
    </text:list-style>
    <text:list-style style:name="L18">
      <text:list-level-style-number text:level="1" style:num-format="">
        <style:list-level-properties/>
        <style:text-properties fo:color="#1aff0a" fo:font-size="46%"/>
      </text:list-level-style-number>
      <text:list-level-style-bullet text:level="2" text:bullet-char="•">
        <style:list-level-properties text:space-before="1.093cm" text:min-label-width="1.129cm"/>
        <style:text-properties style:font-name="Helvetica Neue Light1" fo:color="#ffffff" fo:font-size="46%"/>
      </text:list-level-style-bullet>
      <text:list-level-style-bullet text:level="3" text:bullet-char="•">
        <style:list-level-properties text:space-before="2.328cm" text:min-label-width="1.129cm"/>
        <style:text-properties style:font-name="Helvetica Neue Light1" fo:color="#ffffff" fo:font-size="46%"/>
      </text:list-level-style-bullet>
      <text:list-level-style-bullet text:level="4" text:bullet-char="•">
        <style:list-level-properties text:space-before="3.563cm" text:min-label-width="1.128cm"/>
        <style:text-properties style:font-name="Helvetica Neue Light1" fo:color="#ffffff" fo:font-size="46%"/>
      </text:list-level-style-bullet>
      <text:list-level-style-bullet text:level="5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6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7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8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9" text:bullet-char="•">
        <style:list-level-properties text:space-before="4.797cm" text:min-label-width="1.129cm"/>
        <style:text-properties style:font-name="Helvetica Neue Light1" fo:color="#ffffff" fo:font-size="46%"/>
      </text:list-level-style-bullet>
      <text:list-level-style-bullet text:level="10" text:bullet-char="•">
        <style:list-level-properties text:space-before="4.797cm" text:min-label-width="1.129cm"/>
        <style:text-properties style:font-name="Helvetica Neue Light1" fo:color="#ffffff" fo:font-size="46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9.175cm" svg:height="11.853cm" svg:x="3.527cm" svg:y="6.349cm" presentation:class="title" presentation:user-transformed="true">
          <draw:text-box>
            <text:list text:style-name="L1">
              <text:list-header>
                <text:p text:style-name="P1">Enhanced IP</text:p>
              </text:list-header>
            </text:list>
          </draw:text-box>
        </draw:frame>
        <draw:frame presentation:style-name="pr2" draw:text-style-name="P2" draw:layer="layout" svg:width="29.069cm" svg:height="6.068cm" svg:x="3.527cm" svg:y="20.179cm" presentation:class="outline" presentation:user-transformed="true">
          <draw:text-box>
            <text:list text:style-name="L2">
              <text:list-header>
                <text:p text:style-name="P3">Dr. William Chimiak, Sam Patton, Stephen Janansky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text-style-name="P2" draw:layer="layout" svg:width="15.24cm" svg:height="11.43cm" svg:x="1.905cm" svg:y="12.065cm">
            <draw:text-box>
              <text:list text:style-name="L3">
                <text:list-header>
                  <text:p text:style-name="P4"><text:span text:style-name="T1">PURPOSE: INTRODUCE SOME NEW TECHNOLOGY. <text:s/></text:span></text:p>
                  <text:p text:style-name="P4"><text:span text:style-name="T1">YOU’RE THE FIRST AUDIENCE WE’VE SHOWN THIS TO.</text:span></text:p>
                </text:list-header>
              </text:list>
            </draw:text-box>
          </draw:frame>
        </presentation:notes>
      </draw:page>
      <draw:page draw:name="page2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1.75cm" svg:height="6.773cm" svg:x="2.187cm" svg:y="0.705cm" presentation:class="title" presentation:user-transformed="true">
          <draw:text-box>
            <text:list text:style-name="L1">
              <text:list-header>
                <text:p text:style-name="P1">What are we trying to do?</text:p>
              </text:list-header>
            </text:list>
          </draw:text-box>
        </draw:frame>
        <draw:frame presentation:style-name="pr5" draw:text-style-name="P2" draw:layer="layout" svg:width="31.75cm" svg:height="15.875cm" svg:x="2.187cm" svg:y="7.69cm" presentation:class="outline" presentation:user-transformed="true">
          <draw:text-box>
            <text:list text:style-name="L4">
              <text:list-header>
                <text:p text:style-name="P5"><text:span text:style-name="T2">Experimental Solution for IPv4 Address Depletion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text-style-name="P2" draw:layer="layout" svg:width="15.24cm" svg:height="11.43cm" svg:x="1.905cm" svg:y="12.065cm">
            <draw:text-box>
              <text:list text:style-name="L3">
                <text:list-header>
                  <text:p text:style-name="P4"><text:span text:style-name="T1">OUR MAJOR GOAL IS TO OFFER SOLUTION FOR ADDRESS DEPLETION</text:span></text:p>
                  <text:p text:style-name="P4"><text:span text:style-name="T1"/></text:p>
                  <text:p text:style-name="P4"><text:span text:style-name="T1">WE ALSO WILL SHOW HOW OUR PROTOCOL COULD ALSO BE USED AS AN IPV6 TRANSITION TECHNOLOGY.</text:span></text:p>
                </text:list-header>
              </text:list>
            </draw:text-box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1.75cm" svg:height="6.773cm" svg:x="2.187cm" svg:y="0.705cm" presentation:class="title" presentation:user-transformed="true">
          <draw:text-box>
            <text:list text:style-name="L1">
              <text:list-header>
                <text:p text:style-name="P1">Introduction</text:p>
              </text:list-header>
            </text:list>
          </draw:text-box>
        </draw:frame>
        <draw:frame presentation:style-name="pr5" draw:text-style-name="P2" draw:layer="layout" svg:width="31.75cm" svg:height="15.875cm" svg:x="2.187cm" svg:y="7.69cm" presentation:class="outline" presentation:user-transformed="true">
          <draw:text-box>
            <text:list text:style-name="L5">
              <text:list-header>
                <text:p text:style-name="P5"/>
              </text:list-header>
              <text:list-item>
                <text:p text:style-name="P5">Introduction of a new protocol (Enhanced IP)</text:p>
              </text:list-item>
              <text:list-item>
                <text:p text:style-name="P5">Security Considerations </text:p>
              </text:list-item>
              <text:list-item>
                <text:p text:style-name="P5">Transition Requirements</text:p>
              </text:list-item>
              <text:list-item>
                <text:p text:style-name="P5">Proof of Concept Implementation</text:p>
              </text:list-item>
              <text:list-item>
                <text:p text:style-name="P5">Things that still need work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3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1T1">
        <office:forms form:automatic-focus="false" form:apply-design-mode="false"/>
        <draw:frame presentation:style-name="pr8" draw:text-style-name="P2" draw:layer="layout" svg:width="31.75cm" svg:height="6.773cm" svg:x="2.187cm" svg:y="10.159cm" presentation:class="title" presentation:user-transformed="true">
          <draw:text-box>
            <text:list text:style-name="L6">
              <text:list-header>
                <text:p text:style-name="P1"><text:span text:style-name="T3">Enhanced IP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4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1.75cm" svg:height="6.773cm" svg:x="2.187cm" svg:y="0.705cm" presentation:class="title" presentation:user-transformed="true">
          <draw:text-box>
            <text:list text:style-name="L6">
              <text:list-header>
                <text:p text:style-name="P1"><text:span text:style-name="T3">Enhanced IP</text:span></text:p>
              </text:list-header>
            </text:list>
          </draw:text-box>
        </draw:frame>
        <draw:frame presentation:style-name="pr5" draw:text-style-name="P2" draw:layer="layout" svg:width="31.75cm" svg:height="15.875cm" svg:x="2.187cm" svg:y="7.69cm" presentation:class="outline" presentation:user-transformed="true">
          <draw:text-box>
            <text:list text:style-name="L7">
              <text:list-item>
                <text:p text:style-name="P4"><text:span text:style-name="T4">64-bit Enhanced IP</text:span></text:p>
              </text:list-item>
              <text:list-item>
                <text:p text:style-name="P6"><text:span text:style-name="T5">2.2.2.2.10.3.3.2</text:span></text:p>
              </text:list-item>
              <text:list-item>
                <text:p text:style-name="P6"><text:span text:style-name="T4">All Enhanced IP addresses have a site address and a host address</text:span></text:p>
              </text:list-item>
              <text:list-item>
                <text:p text:style-name="P6"><text:span text:style-name="T6">Site address: 2.2.2.2</text:span><text:span text:style-name="T4">, is used to route packets over the public Internet to a router/NAT that is aware of Enhanced IP packet format.</text:span></text:p>
              </text:list-item>
              <text:list-item>
                <text:p text:style-name="P6"><text:span text:style-name="T7">Host address: 10.3.3.2</text:span><text:span text:style-name="T4">, used to route packets to a node behind the router/NAT that has the outside address of 2.2.2.2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5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1.75cm" svg:height="6.773cm" svg:x="2.187cm" svg:y="0.705cm" presentation:class="title" presentation:user-transformed="true">
          <draw:text-box>
            <text:list text:style-name="L1">
              <text:list-header>
                <text:p text:style-name="P1">Enhanced IP Network</text:p>
              </text:list-header>
            </text:list>
          </draw:text-box>
        </draw:frame>
        <draw:custom-shape draw:style-name="gr2" draw:text-style-name="P2" draw:layer="layout" svg:width="2.738cm" svg:height="3.082cm" svg:x="3.369cm" svg:y="12.678cm">
          <text:list text:style-name="L1">
            <text:list-header>
              <text:p text:style-name="P7"><text:span text:style-name="T8">EIP</text:span><text:span text:style-name="T9">1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2.818cm" svg:height="3.082cm" svg:x="11.862cm" svg:y="12.678cm">
          <text:list text:style-name="L1">
            <text:list-header>
              <text:p text:style-name="P7"><text:span text:style-name="T8">N</text:span><text:span text:style-name="T9">1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4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818cm" svg:height="3.082cm" svg:x="22.075cm" svg:y="12.678cm">
          <text:list text:style-name="L1">
            <text:list-header>
              <text:p text:style-name="P7"><text:span text:style-name="T8">N</text:span><text:span text:style-name="T9">2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4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818cm" svg:height="3.082cm" svg:x="30.542cm" svg:y="12.678cm">
          <text:list text:style-name="L1">
            <text:list-header>
              <text:p text:style-name="P7"><text:span text:style-name="T8">EIP</text:span><text:span text:style-name="T9">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2" draw:layer="layout" svg:width="3.66cm" svg:height="1.398cm" svg:x="3.325cm" svg:y="15.875cm">
          <text:list text:style-name="L8">
            <text:list-header>
              <text:p text:style-name="P7"><text:span text:style-name="T10">10.1.1.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2" draw:layer="layout" svg:width="4.33cm" svg:height="1.398cm" svg:x="7.62cm" svg:y="14.799cm">
          <text:list text:style-name="L8">
            <text:list-header>
              <text:p text:style-name="P7"><text:span text:style-name="T10">10.1.1.254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2" draw:layer="layout" svg:width="3.572cm" svg:height="1.398cm" svg:x="14.208cm" svg:y="13.516cm">
          <text:list text:style-name="L8">
            <text:list-header>
              <text:p text:style-name="P7"><text:span text:style-name="T10">2.2.2.1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2" draw:layer="layout" svg:width="3.457cm" svg:height="1.411cm" svg:x="19.05cm" svg:y="13.569cm">
          <text:list text:style-name="L9">
            <text:list-header>
              <text:p text:style-name="P7"><text:span text:style-name="T11">2.2.2.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2" draw:layer="layout" svg:width="4.392cm" svg:height="1.398cm" svg:x="24.818cm" svg:y="14.795cm">
          <text:list text:style-name="L8">
            <text:list-header>
              <text:p text:style-name="P7"><text:span text:style-name="T10">10.3.3.254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2" draw:layer="layout" svg:width="3.925cm" svg:height="1.398cm" svg:x="30.365cm" svg:y="15.743cm">
          <text:list text:style-name="L10">
            <text:list-header>
              <text:p text:style-name="P7"><text:span text:style-name="T12">10.3.3.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6" draw:text-style-name="P2" draw:layer="layout" svg:width="10.443cm" svg:height="11.359cm" svg:x="1.834cm" svg:y="9.631cm">
          <text:p/>
          <draw:enhanced-geometry svg:viewBox="961 961 19679 19679" draw:glue-points="10800 10800" draw:type="mso-spt100" draw:modifiers="0 0 0" draw:enhanced-path="M 17758 3843 C 21600 7685 21600 13915 17758 17757 13915 21600 7685 21600 3843 17757 0 13915 0 7685 3843 3843 7685 0 13915 0 17758 3843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0,21600)"/>
            <draw:equation draw:name="f6" draw:formula="abs(0)"/>
            <draw:equation draw:name="f7" draw:formula="13915"/>
            <draw:equation draw:name="f8" draw:formula="7685"/>
            <draw:equation draw:name="f9" draw:formula="abs(0)"/>
            <draw:equation draw:name="f10" draw:formula="max(0,0)"/>
            <draw:equation draw:name="f11" draw:formula=""/>
            <draw:equation draw:name="f12" draw:formula=""/>
          </draw:enhanced-geometry>
        </draw:custom-shape>
        <draw:custom-shape draw:style-name="gr6" draw:text-style-name="P2" draw:layer="layout" svg:width="10.442cm" svg:height="11.359cm" svg:x="24.412cm" svg:y="9.631cm">
          <text:p/>
          <draw:enhanced-geometry svg:viewBox="961 961 19679 19679" draw:glue-points="10800 10800" draw:type="mso-spt100" draw:modifiers="0 0 0" draw:enhanced-path="M 17758 3843 C 21600 7685 21600 13915 17758 17757 13915 21600 7685 21600 3843 17757 0 13915 0 7685 3843 3843 7685 0 13915 0 17758 3843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0,21600)"/>
            <draw:equation draw:name="f6" draw:formula="abs(0)"/>
            <draw:equation draw:name="f7" draw:formula="13915"/>
            <draw:equation draw:name="f8" draw:formula="7685"/>
            <draw:equation draw:name="f9" draw:formula="abs(0)"/>
            <draw:equation draw:name="f10" draw:formula="max(0,0)"/>
            <draw:equation draw:name="f11" draw:formula=""/>
            <draw:equation draw:name="f12" draw:formula=""/>
          </draw:enhanced-geometry>
        </draw:custom-shape>
        <draw:custom-shape draw:style-name="gr6" draw:text-style-name="P2" draw:layer="layout" svg:width="8.502cm" svg:height="5.221cm" svg:x="14.146cm" svg:y="11.783cm">
          <text:p/>
          <draw:enhanced-geometry svg:viewBox="961 961 19679 19679" draw:glue-points="10800 10800" draw:type="mso-spt100" draw:modifiers="0 0 0" draw:enhanced-path="M 17758 3843 C 21600 7685 21600 13915 17758 17757 13915 21600 7685 21600 3843 17757 0 13915 0 7685 3843 3843 7685 0 13915 0 17758 3843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0,21600)"/>
            <draw:equation draw:name="f6" draw:formula="abs(0)"/>
            <draw:equation draw:name="f7" draw:formula="13915"/>
            <draw:equation draw:name="f8" draw:formula="7685"/>
            <draw:equation draw:name="f9" draw:formula="abs(0)"/>
            <draw:equation draw:name="f10" draw:formula="max(0,0)"/>
            <draw:equation draw:name="f11" draw:formula=""/>
            <draw:equation draw:name="f12" draw:formula=""/>
          </draw:enhanced-geometry>
        </draw:custom-shape>
        <draw:custom-shape draw:style-name="gr7" draw:text-style-name="P2" draw:layer="layout" svg:width="4.752cm" svg:height="1.439cm" svg:x="15.971cm" svg:y="17.59cm">
          <text:list text:style-name="L1">
            <text:list-header>
              <text:p text:style-name="P7"><text:span text:style-name="T13">Interne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7" draw:text-style-name="P2" draw:layer="layout" svg:width="10.7cm" svg:height="1.439cm" svg:x="1.388cm" svg:y="21.646cm">
          <text:list text:style-name="L1">
            <text:list-header>
              <text:p text:style-name="P7"><text:span text:style-name="T13">Private Network 1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7" draw:text-style-name="P2" draw:layer="layout" svg:width="10.7cm" svg:height="1.439cm" svg:x="24.279cm" svg:y="21.646cm">
          <text:list text:style-name="L1">
            <text:list-header>
              <text:p text:style-name="P7"><text:span text:style-name="T13">Private Network 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3">
          <draw:page-thumbnail draw:style-name="gr1" draw:layer="layout" svg:width="12.7cm" svg:height="9.525cm" svg:x="3.175cm" svg:y="1.904cm" draw:page-number="6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1.75cm" svg:height="6.773cm" svg:x="2.187cm" svg:y="0.705cm" presentation:class="title" presentation:user-transformed="true">
          <draw:text-box>
            <text:list text:style-name="L1">
              <text:list-header>
                <text:p text:style-name="P1">Enhanced IP Network</text:p>
              </text:list-header>
            </text:list>
          </draw:text-box>
        </draw:frame>
        <draw:custom-shape draw:style-name="gr2" draw:text-style-name="P2" draw:layer="layout" svg:width="2.738cm" svg:height="3.082cm" svg:x="3.369cm" svg:y="12.678cm">
          <text:list text:style-name="L1">
            <text:list-header>
              <text:p text:style-name="P7"><text:span text:style-name="T8">EIP</text:span><text:span text:style-name="T9">1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2.818cm" svg:height="3.082cm" svg:x="11.862cm" svg:y="12.678cm">
          <text:list text:style-name="L1">
            <text:list-header>
              <text:p text:style-name="P7"><text:span text:style-name="T8">N</text:span><text:span text:style-name="T9">1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4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818cm" svg:height="3.082cm" svg:x="22.075cm" svg:y="12.678cm">
          <text:list text:style-name="L1">
            <text:list-header>
              <text:p text:style-name="P7"><text:span text:style-name="T8">N</text:span><text:span text:style-name="T9">2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4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818cm" svg:height="3.082cm" svg:x="30.542cm" svg:y="12.678cm">
          <text:list text:style-name="L1">
            <text:list-header>
              <text:p text:style-name="P7"><text:span text:style-name="T8">EIP</text:span><text:span text:style-name="T9">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2" draw:layer="layout" svg:width="3.726cm" svg:height="1.398cm" svg:x="3.259cm" svg:y="15.791cm">
          <text:list text:style-name="L8">
            <text:list-header>
              <text:p text:style-name="P7"><text:span text:style-name="T10">10.1.1.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2" draw:layer="layout" svg:width="4.965cm" svg:height="1.398cm" svg:x="6.985cm" svg:y="14.799cm">
          <text:list text:style-name="L8">
            <text:list-header>
              <text:p text:style-name="P7"><text:span text:style-name="T10">10.1.1.254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2" draw:layer="layout" svg:width="3.572cm" svg:height="1.398cm" svg:x="14.208cm" svg:y="13.516cm">
          <text:list text:style-name="L8">
            <text:list-header>
              <text:p text:style-name="P7"><text:span text:style-name="T10">2.2.2.1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2" draw:layer="layout" svg:width="3.457cm" svg:height="1.411cm" svg:x="19.05cm" svg:y="13.569cm">
          <text:list text:style-name="L9">
            <text:list-header>
              <text:p text:style-name="P7"><text:span text:style-name="T11">2.2.2.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2" draw:layer="layout" svg:width="4.392cm" svg:height="1.398cm" svg:x="24.818cm" svg:y="14.795cm">
          <text:list text:style-name="L8">
            <text:list-header>
              <text:p text:style-name="P7"><text:span text:style-name="T10">10.3.3.254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2" draw:layer="layout" svg:width="3.925cm" svg:height="1.398cm" svg:x="30.365cm" svg:y="15.743cm">
          <text:list text:style-name="L10">
            <text:list-header>
              <text:p text:style-name="P7"><text:span text:style-name="T12">10.3.3.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6" draw:text-style-name="P2" draw:layer="layout" svg:width="10.443cm" svg:height="11.359cm" svg:x="1.834cm" svg:y="9.631cm">
          <text:p/>
          <draw:enhanced-geometry svg:viewBox="961 961 19679 19679" draw:glue-points="10800 10800" draw:type="mso-spt100" draw:modifiers="0 0 0" draw:enhanced-path="M 17758 3843 C 21600 7685 21600 13915 17758 17757 13915 21600 7685 21600 3843 17757 0 13915 0 7685 3843 3843 7685 0 13915 0 17758 3843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0,21600)"/>
            <draw:equation draw:name="f6" draw:formula="abs(0)"/>
            <draw:equation draw:name="f7" draw:formula="13915"/>
            <draw:equation draw:name="f8" draw:formula="7685"/>
            <draw:equation draw:name="f9" draw:formula="abs(0)"/>
            <draw:equation draw:name="f10" draw:formula="max(0,0)"/>
            <draw:equation draw:name="f11" draw:formula=""/>
            <draw:equation draw:name="f12" draw:formula=""/>
          </draw:enhanced-geometry>
        </draw:custom-shape>
        <draw:custom-shape draw:style-name="gr6" draw:text-style-name="P2" draw:layer="layout" svg:width="10.442cm" svg:height="11.359cm" svg:x="24.412cm" svg:y="9.631cm">
          <text:p/>
          <draw:enhanced-geometry svg:viewBox="961 961 19679 19679" draw:glue-points="10800 10800" draw:type="mso-spt100" draw:modifiers="0 0 0" draw:enhanced-path="M 17758 3843 C 21600 7685 21600 13915 17758 17757 13915 21600 7685 21600 3843 17757 0 13915 0 7685 3843 3843 7685 0 13915 0 17758 3843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0,21600)"/>
            <draw:equation draw:name="f6" draw:formula="abs(0)"/>
            <draw:equation draw:name="f7" draw:formula="13915"/>
            <draw:equation draw:name="f8" draw:formula="7685"/>
            <draw:equation draw:name="f9" draw:formula="abs(0)"/>
            <draw:equation draw:name="f10" draw:formula="max(0,0)"/>
            <draw:equation draw:name="f11" draw:formula=""/>
            <draw:equation draw:name="f12" draw:formula=""/>
          </draw:enhanced-geometry>
        </draw:custom-shape>
        <draw:custom-shape draw:style-name="gr6" draw:text-style-name="P2" draw:layer="layout" svg:width="8.502cm" svg:height="5.221cm" svg:x="14.146cm" svg:y="11.783cm">
          <text:p/>
          <draw:enhanced-geometry svg:viewBox="961 961 19679 19679" draw:glue-points="10800 10800" draw:type="mso-spt100" draw:modifiers="0 0 0" draw:enhanced-path="M 17758 3843 C 21600 7685 21600 13915 17758 17757 13915 21600 7685 21600 3843 17757 0 13915 0 7685 3843 3843 7685 0 13915 0 17758 3843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0,21600)"/>
            <draw:equation draw:name="f6" draw:formula="abs(0)"/>
            <draw:equation draw:name="f7" draw:formula="13915"/>
            <draw:equation draw:name="f8" draw:formula="7685"/>
            <draw:equation draw:name="f9" draw:formula="abs(0)"/>
            <draw:equation draw:name="f10" draw:formula="max(0,0)"/>
            <draw:equation draw:name="f11" draw:formula=""/>
            <draw:equation draw:name="f12" draw:formula=""/>
          </draw:enhanced-geometry>
        </draw:custom-shape>
        <draw:custom-shape draw:style-name="gr7" draw:text-style-name="P2" draw:layer="layout" svg:width="4.752cm" svg:height="1.439cm" svg:x="15.971cm" svg:y="17.59cm">
          <text:list text:style-name="L1">
            <text:list-header>
              <text:p text:style-name="P7"><text:span text:style-name="T13">Interne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7" draw:text-style-name="P2" draw:layer="layout" svg:width="10.077cm" svg:height="1.439cm" svg:x="1.702cm" svg:y="21.646cm">
          <text:list text:style-name="L1">
            <text:list-header>
              <text:p text:style-name="P7"><text:span text:style-name="T13">Public Network 1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7" draw:text-style-name="P2" draw:layer="layout" svg:width="10.077cm" svg:height="1.439cm" svg:x="24.588cm" svg:y="21.646cm">
          <text:list text:style-name="L1">
            <text:list-header>
              <text:p text:style-name="P7"><text:span text:style-name="T13">Public Network 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3">
          <draw:page-thumbnail draw:style-name="gr1" draw:layer="layout" svg:width="12.7cm" svg:height="9.525cm" svg:x="3.175cm" svg:y="1.904cm" draw:page-number="7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1.75cm" svg:height="6.773cm" svg:x="2.187cm" svg:y="0.705cm" presentation:class="title" presentation:user-transformed="true">
          <draw:text-box>
            <text:list text:style-name="L1">
              <text:list-header>
                <text:p text:style-name="P1">Enhanced IP</text:p>
              </text:list-header>
            </text:list>
          </draw:text-box>
        </draw:frame>
        <draw:frame presentation:style-name="pr10" draw:text-style-name="P2" draw:layer="layout" svg:width="31.75cm" svg:height="25.118cm" svg:x="2.187cm" svg:y="3.069cm" presentation:class="outline" presentation:user-transformed="true">
          <draw:text-box>
            <text:list text:style-name="L5">
              <text:list-item>
                <text:p text:style-name="P5">Minimal changes at layer 2 and 3 of OSI to implement</text:p>
              </text:list-item>
            </text:list>
            <text:list text:style-name="L11">
              <text:list-item>
                <text:list>
                  <text:list-item>
                    <text:p text:style-name="P5">does not replace ARP, routing protocols</text:p>
                  </text:list-item>
                </text:list>
              </text:list-item>
            </text:list>
            <text:list text:style-name="L5">
              <text:list-item>
                <text:p text:style-name="P5">Uses IP Option 26 to extend the length of the IP header, 12 bytes per packet</text:p>
              </text:list-item>
              <text:list-item>
                <text:p text:style-name="P5">The NAT functionality used in Enhanced IP is stateless as opposed to the stateful nature of IPv4 NAT.</text:p>
              </text:list-item>
              <text:list-item>
                <text:p text:style-name="P5">Over time IP Option 26 MUST become part of fast path implementations.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8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g>
          <draw:custom-shape draw:style-name="gr3" draw:text-style-name="P2" draw:layer="layout" svg:width="2.434cm" svg:height="2.257cm" svg:x="18.203cm" svg:y="2.223cm">
            <text:list text:style-name="L1">
              <text:list-header>
                <text:p text:style-name="P7"><text:span text:style-name="T8">N</text:span><text:span text:style-name="T9">2</text:span></text:p>
              </text:list-header>
            </text:list>
            <draw:enhanced-geometry svg:viewBox="0 0 21600 21600" draw:glue-points="10800 10800" draw:path-stretchpoint-x="10800" draw:path-stretchpoint-y="10800" draw:text-areas="?f3 ?f4 ?f5 ?f6" draw:type="round-rectangle" draw:modifiers="506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434cm" svg:height="2.257cm" svg:x="24.977cm" svg:y="3.88cm">
            <text:list text:style-name="L1">
              <text:list-header>
                <text:p text:style-name="P7"><text:span text:style-name="T8">EIP</text:span><text:span text:style-name="T9">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" draw:layer="layout" svg:width="3.257cm" svg:height="0.848cm" svg:x="24.583cm" svg:y="6.048cm">
            <text:list text:style-name="L8">
              <text:list-header>
                <text:p text:style-name="P7"><text:span text:style-name="T10">10.3.3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line draw:style-name="gr8" draw:text-style-name="P8" draw:layer="layout" svg:x1="24.941cm" svg:y1="5.079cm" svg:x2="20.673cm" svg:y2="3.915cm">
            <text:p/>
          </draw:line>
          <draw:custom-shape draw:style-name="gr2" draw:text-style-name="P2" draw:layer="layout" svg:width="2.363cm" svg:height="2.256cm" svg:x="5.821cm" svg:y="3.876cm">
            <text:list text:style-name="L1">
              <text:list-header>
                <text:p text:style-name="P7"><text:span text:style-name="T8">EIP</text:span><text:span text:style-name="T9">1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" draw:layer="layout" svg:width="3.257cm" svg:height="0.848cm" svg:x="5.301cm" svg:y="6.075cm">
            <text:list text:style-name="L8">
              <text:list-header>
                <text:p text:style-name="P7"><text:span text:style-name="T10">10.1.1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2.434cm" svg:height="2.257cm" svg:x="13.159cm" svg:y="2.223cm">
            <text:list text:style-name="L1">
              <text:list-header>
                <text:p text:style-name="P7"><text:span text:style-name="T8">N</text:span><text:span text:style-name="T9">1</text:span></text:p>
              </text:list-header>
            </text:list>
            <draw:enhanced-geometry svg:viewBox="0 0 21600 21600" draw:glue-points="10800 10800" draw:path-stretchpoint-x="10800" draw:path-stretchpoint-y="10800" draw:text-areas="?f3 ?f4 ?f5 ?f6" draw:type="round-rectangle" draw:modifiers="506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766cm" svg:height="0.848cm" svg:x="12.907cm" svg:y="4.359cm">
            <text:list text:style-name="L8">
              <text:list-header>
                <text:p text:style-name="P7"><text:span text:style-name="T10">2.2.2.1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line draw:style-name="gr8" draw:text-style-name="P8" draw:layer="layout" svg:x1="18.133cm" svg:y1="3.455cm" svg:x2="15.663cm" svg:y2="3.42cm">
            <text:p/>
          </draw:line>
          <draw:custom-shape draw:style-name="gr7" draw:text-style-name="P2" draw:layer="layout" svg:width="2.766cm" svg:height="0.848cm" svg:x="17.947cm" svg:y="4.39cm">
            <text:list text:style-name="L8">
              <text:list-header>
                <text:p text:style-name="P7"><text:span text:style-name="T10">2.2.2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3.29cm" svg:height="2.182cm" svg:x="5.468cm" svg:y="7.478cm">
            <text:list text:style-name="L8">
              <text:list-header>
                <text:p text:style-name="P7"><text:span text:style-name="T10">Vers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3.056cm" svg:height="2.182cm" svg:x="8.815cm" svg:y="7.478cm">
            <text:list text:style-name="L8">
              <text:list-header>
                <text:p text:style-name="P7"><text:span text:style-name="T10">IHL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5.764cm" svg:height="2.182cm" svg:x="11.928cm" svg:y="7.478cm">
            <text:list text:style-name="L8">
              <text:list-header>
                <text:p text:style-name="P7"><text:span text:style-name="T10">ToS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12.167cm" svg:height="2.182cm" svg:x="17.749cm" svg:y="7.478cm">
            <text:list text:style-name="L8">
              <text:list-header>
                <text:p text:style-name="P7"><text:span text:style-name="T10">Total Length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12.224cm" svg:height="2.182cm" svg:x="5.468cm" svg:y="9.745cm">
            <text:list text:style-name="L8">
              <text:list-header>
                <text:p text:style-name="P7"><text:span text:style-name="T10">Identificat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2.35cm" svg:height="2.182cm" svg:x="17.749cm" svg:y="9.745cm">
            <text:list text:style-name="L8">
              <text:list-header>
                <text:p text:style-name="P7"><text:span text:style-name="T10">Flag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9.697cm" svg:height="2.182cm" svg:x="20.157cm" svg:y="9.745cm">
            <text:list text:style-name="L8">
              <text:list-header>
                <text:p text:style-name="P7"><text:span text:style-name="T10">Fragment Offset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6.055cm" svg:height="2.186cm" svg:x="5.525cm" svg:y="11.928cm">
            <text:list text:style-name="L8">
              <text:list-header>
                <text:p text:style-name="P7"><text:span text:style-name="T10">Time to Live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6.055cm" svg:height="2.186cm" svg:x="11.637cm" svg:y="11.928cm">
            <text:list text:style-name="L8">
              <text:list-header>
                <text:p text:style-name="P7"><text:span text:style-name="T10">Protocol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12.167cm" svg:height="2.186cm" svg:x="17.749cm" svg:y="11.928cm">
            <text:list text:style-name="L8">
              <text:list-header>
                <text:p text:style-name="P7"><text:span text:style-name="T10">Header Checksum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24.391cm" svg:height="2.182cm" svg:x="5.525cm" svg:y="14.115cm">
            <text:list text:style-name="L8">
              <text:list-header>
                <text:p text:style-name="P7"><text:span text:style-name="T10">10.1.1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24.391cm" svg:height="2.186cm" svg:x="5.525cm" svg:y="16.298cm">
            <text:list text:style-name="L8">
              <text:list-header>
                <text:p text:style-name="P7"><text:span text:style-name="T10">2.2.2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2" draw:layer="layout" svg:width="6.05cm" svg:height="2.23cm" svg:x="5.503cm" svg:y="18.556cm">
            <text:list text:style-name="L8">
              <text:list-header>
                <text:p text:style-name="P7"><text:span text:style-name="T10">0x9a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2" draw:layer="layout" svg:width="6.226cm" svg:height="2.23cm" svg:x="11.611cm" svg:y="18.556cm">
            <text:list text:style-name="L8">
              <text:list-header>
                <text:p text:style-name="P7"><text:span text:style-name="T10">1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2" draw:layer="layout" svg:width="1.878cm" svg:height="2.23cm" svg:x="17.895cm" svg:y="18.556cm">
            <text:list text:style-name="L8">
              <text:list-header>
                <text:p text:style-name="P7"><text:span text:style-name="T10">0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2" draw:layer="layout" svg:width="1.878cm" svg:height="2.23cm" svg:x="19.835cm" svg:y="18.556cm">
            <text:list text:style-name="L8">
              <text:list-header>
                <text:p text:style-name="P7"><text:span text:style-name="T10">1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2" draw:layer="layout" svg:width="8.105cm" svg:height="2.23cm" svg:x="21.771cm" svg:y="18.556cm">
            <text:list text:style-name="L8">
              <text:list-header>
                <text:p text:style-name="P7"><text:span text:style-name="T10">0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2" draw:layer="layout" svg:width="24.377cm" svg:height="2.235cm" svg:x="5.503cm" svg:y="20.787cm">
            <text:list text:style-name="L8">
              <text:list-header>
                <text:p text:style-name="P7"><text:span text:style-name="T10">255.255.255.255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2" draw:layer="layout" svg:width="24.377cm" svg:height="2.235cm" svg:x="5.503cm" svg:y="23.093cm">
            <text:list text:style-name="L8">
              <text:list-header>
                <text:p text:style-name="P7"><text:span text:style-name="T10">10.3.3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line draw:style-name="gr10" draw:text-style-name="P8" draw:layer="layout" svg:x1="13.193cm" svg:y1="3.421cm" svg:x2="8.25cm" svg:y2="5.043cm">
            <text:p/>
          </draw:line>
        </draw:g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6" draw:text-style-name="P2" draw:layer="layout" svg:width="15.24cm" svg:height="11.43cm" svg:x="1.905cm" svg:y="12.065cm">
            <draw:text-box>
              <text:list text:style-name="L3">
                <text:list-header>
                  <text:p text:style-name="P4"><text:span text:style-name="T1">Notice that the source address is presently 10.1.1.2 and the extended source address is set to -1 which is the IP address 255.255.255.255. <text:s/></text:span></text:p>
                  <text:p text:style-name="P4"><text:span text:style-name="T1"/></text:p>
                  <text:p text:style-name="P4"><text:span text:style-name="T1">Also notice the zero bit field for extended source address is set to zero.</text:span></text:p>
                  <text:p text:style-name="P4"><text:span text:style-name="T1"/></text:p>
                  <text:p text:style-name="P4"><text:span text:style-name="T1">Remember how the 10.1.1.2 is in the IPv4 source field</text:span></text:p>
                </text:list-header>
              </text:list>
            </draw:text-box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g>
          <draw:custom-shape draw:style-name="gr3" draw:text-style-name="P2" draw:layer="layout" svg:width="2.434cm" svg:height="2.257cm" svg:x="18.203cm" svg:y="2.223cm">
            <text:list text:style-name="L1">
              <text:list-header>
                <text:p text:style-name="P7"><text:span text:style-name="T8">N</text:span><text:span text:style-name="T9">2</text:span></text:p>
              </text:list-header>
            </text:list>
            <draw:enhanced-geometry svg:viewBox="0 0 21600 21600" draw:glue-points="10800 10800" draw:path-stretchpoint-x="10800" draw:path-stretchpoint-y="10800" draw:text-areas="?f3 ?f4 ?f5 ?f6" draw:type="round-rectangle" draw:modifiers="506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434cm" svg:height="2.257cm" svg:x="24.977cm" svg:y="3.88cm">
            <text:list text:style-name="L1">
              <text:list-header>
                <text:p text:style-name="P7"><text:span text:style-name="T8">EIP</text:span><text:span text:style-name="T9">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" draw:layer="layout" svg:width="3.257cm" svg:height="0.848cm" svg:x="24.583cm" svg:y="6.048cm">
            <text:list text:style-name="L8">
              <text:list-header>
                <text:p text:style-name="P7"><text:span text:style-name="T10">10.3.3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line draw:style-name="gr8" draw:text-style-name="P8" draw:layer="layout" svg:x1="24.941cm" svg:y1="5.079cm" svg:x2="20.673cm" svg:y2="3.915cm">
            <text:p/>
          </draw:line>
          <draw:custom-shape draw:style-name="gr2" draw:text-style-name="P2" draw:layer="layout" svg:width="2.363cm" svg:height="2.256cm" svg:x="5.821cm" svg:y="3.876cm">
            <text:list text:style-name="L1">
              <text:list-header>
                <text:p text:style-name="P7"><text:span text:style-name="T8">EIP</text:span><text:span text:style-name="T9">1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" draw:layer="layout" svg:width="3.257cm" svg:height="0.848cm" svg:x="5.301cm" svg:y="6.075cm">
            <text:list text:style-name="L8">
              <text:list-header>
                <text:p text:style-name="P7"><text:span text:style-name="T10">10.1.1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2.434cm" svg:height="2.257cm" svg:x="13.159cm" svg:y="2.223cm">
            <text:list text:style-name="L1">
              <text:list-header>
                <text:p text:style-name="P7"><text:span text:style-name="T8">N</text:span><text:span text:style-name="T9">1</text:span></text:p>
              </text:list-header>
            </text:list>
            <draw:enhanced-geometry svg:viewBox="0 0 21600 21600" draw:glue-points="10800 10800" draw:path-stretchpoint-x="10800" draw:path-stretchpoint-y="10800" draw:text-areas="?f3 ?f4 ?f5 ?f6" draw:type="round-rectangle" draw:modifiers="506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766cm" svg:height="0.848cm" svg:x="12.907cm" svg:y="4.359cm">
            <text:list text:style-name="L8">
              <text:list-header>
                <text:p text:style-name="P7"><text:span text:style-name="T10">2.2.2.1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line draw:style-name="gr8" draw:text-style-name="P8" draw:layer="layout" svg:x1="18.133cm" svg:y1="3.455cm" svg:x2="15.663cm" svg:y2="3.42cm">
            <text:p/>
          </draw:line>
          <draw:custom-shape draw:style-name="gr7" draw:text-style-name="P2" draw:layer="layout" svg:width="2.766cm" svg:height="0.848cm" svg:x="17.947cm" svg:y="4.39cm">
            <text:list text:style-name="L8">
              <text:list-header>
                <text:p text:style-name="P7"><text:span text:style-name="T10">2.2.2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3.29cm" svg:height="2.182cm" svg:x="5.468cm" svg:y="7.478cm">
            <text:list text:style-name="L8">
              <text:list-header>
                <text:p text:style-name="P7"><text:span text:style-name="T10">Vers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3.056cm" svg:height="2.182cm" svg:x="8.815cm" svg:y="7.478cm">
            <text:list text:style-name="L8">
              <text:list-header>
                <text:p text:style-name="P7"><text:span text:style-name="T10">IHL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5.764cm" svg:height="2.182cm" svg:x="11.928cm" svg:y="7.478cm">
            <text:list text:style-name="L8">
              <text:list-header>
                <text:p text:style-name="P7"><text:span text:style-name="T10">ToS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12.167cm" svg:height="2.182cm" svg:x="17.749cm" svg:y="7.478cm">
            <text:list text:style-name="L8">
              <text:list-header>
                <text:p text:style-name="P7"><text:span text:style-name="T10">Total Length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12.224cm" svg:height="2.182cm" svg:x="5.468cm" svg:y="9.745cm">
            <text:list text:style-name="L8">
              <text:list-header>
                <text:p text:style-name="P7"><text:span text:style-name="T10">Identificat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2.35cm" svg:height="2.182cm" svg:x="17.749cm" svg:y="9.745cm">
            <text:list text:style-name="L8">
              <text:list-header>
                <text:p text:style-name="P7"><text:span text:style-name="T10">Flag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9.697cm" svg:height="2.182cm" svg:x="20.157cm" svg:y="9.745cm">
            <text:list text:style-name="L8">
              <text:list-header>
                <text:p text:style-name="P7"><text:span text:style-name="T10">Fragment Offset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6.055cm" svg:height="2.186cm" svg:x="5.525cm" svg:y="11.928cm">
            <text:list text:style-name="L8">
              <text:list-header>
                <text:p text:style-name="P7"><text:span text:style-name="T10">Time to Live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6.055cm" svg:height="2.186cm" svg:x="11.637cm" svg:y="11.928cm">
            <text:list text:style-name="L8">
              <text:list-header>
                <text:p text:style-name="P7"><text:span text:style-name="T10">Protocol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12.167cm" svg:height="2.186cm" svg:x="17.749cm" svg:y="11.928cm">
            <text:list text:style-name="L12">
              <text:list-header>
                <text:p text:style-name="P7"><text:span text:style-name="T14">Header Checksum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24.391cm" svg:height="2.182cm" svg:x="5.525cm" svg:y="14.115cm">
            <text:list text:style-name="L13">
              <text:list-header>
                <text:p text:style-name="P7"><text:span text:style-name="T15">2.2.2.1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24.391cm" svg:height="2.186cm" svg:x="5.525cm" svg:y="16.298cm">
            <text:list text:style-name="L8">
              <text:list-header>
                <text:p text:style-name="P7"><text:span text:style-name="T10">2.2.2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2" draw:layer="layout" svg:width="6.05cm" svg:height="2.23cm" svg:x="5.503cm" svg:y="18.556cm">
            <text:list text:style-name="L8">
              <text:list-header>
                <text:p text:style-name="P7"><text:span text:style-name="T10">0x9a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2" draw:layer="layout" svg:width="6.226cm" svg:height="2.23cm" svg:x="11.611cm" svg:y="18.556cm">
            <text:list text:style-name="L8">
              <text:list-header>
                <text:p text:style-name="P7"><text:span text:style-name="T10">1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2" draw:layer="layout" svg:width="1.878cm" svg:height="2.23cm" svg:x="17.895cm" svg:y="18.556cm">
            <text:list text:style-name="L14">
              <text:list-header>
                <text:p text:style-name="P7"><text:span text:style-name="T16">1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2" draw:layer="layout" svg:width="1.878cm" svg:height="2.23cm" svg:x="19.835cm" svg:y="18.556cm">
            <text:list text:style-name="L8">
              <text:list-header>
                <text:p text:style-name="P7"><text:span text:style-name="T10">1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2" draw:layer="layout" svg:width="8.105cm" svg:height="2.23cm" svg:x="21.771cm" svg:y="18.556cm">
            <text:list text:style-name="L8">
              <text:list-header>
                <text:p text:style-name="P7"><text:span text:style-name="T10">0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2" draw:layer="layout" svg:width="24.377cm" svg:height="2.235cm" svg:x="5.503cm" svg:y="20.787cm">
            <text:list text:style-name="L15">
              <text:list-header>
                <text:p text:style-name="P7"><text:span text:style-name="T17">10.1.1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2" draw:layer="layout" svg:width="24.377cm" svg:height="2.235cm" svg:x="5.503cm" svg:y="23.093cm">
            <text:list text:style-name="L8">
              <text:list-header>
                <text:p text:style-name="P7"><text:span text:style-name="T10">10.3.3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line draw:style-name="gr11" draw:text-style-name="P8" draw:layer="layout" svg:x1="18.133cm" svg:y1="3.455cm" svg:x2="15.663cm" svg:y2="3.42cm">
            <text:p/>
          </draw:line>
          <draw:line draw:style-name="gr8" draw:text-style-name="P8" draw:layer="layout" svg:x1="13.193cm" svg:y1="3.421cm" svg:x2="8.25cm" svg:y2="5.043cm">
            <text:p/>
          </draw:line>
        </draw:g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6" draw:text-style-name="P2" draw:layer="layout" svg:width="15.24cm" svg:height="11.43cm" svg:x="1.905cm" svg:y="12.065cm">
            <draw:text-box>
              <text:list text:style-name="L3">
                <text:list-header>
                  <text:p text:style-name="P4"><text:span text:style-name="T1">See how the source address 10.1.1.2 moves from the IPv4 source position to the enhanced IP source address.</text:span></text:p>
                  <text:p text:style-name="P4"><text:span text:style-name="T1"/></text:p>
                  <text:p text:style-name="P4"><text:span text:style-name="T1">NOTICE HOW THE IPV4 SOURCE IS NOW 2.2.2.1</text:span></text:p>
                  <text:p text:style-name="P4"><text:span text:style-name="T1"/></text:p>
                  <text:p text:style-name="P4"><text:span text:style-name="T1">NOTICE HOW THE CHECKSUM CHANGED</text:span></text:p>
                </text:list-header>
              </text:list>
            </draw:text-box>
          </draw:frame>
        </presentation:notes>
      </draw:page>
      <draw:page draw:name="page11" draw:style-name="dp1" draw:master-page-name="Title1" presentation:presentation-page-layout-name="AL1T1">
        <office:forms form:automatic-focus="false" form:apply-design-mode="false"/>
        <draw:custom-shape draw:style-name="gr3" draw:text-style-name="P2" draw:layer="layout" svg:width="2.435cm" svg:height="2.257cm" svg:x="18.203cm" svg:y="2.223cm">
          <text:list text:style-name="L1">
            <text:list-header>
              <text:p text:style-name="P7"><text:span text:style-name="T8">N</text:span><text:span text:style-name="T9">2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5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434cm" svg:height="2.257cm" svg:x="24.977cm" svg:y="3.881cm">
          <text:list text:style-name="L1">
            <text:list-header>
              <text:p text:style-name="P7"><text:span text:style-name="T8">EIP</text:span><text:span text:style-name="T9">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7" draw:text-style-name="P2" draw:layer="layout" svg:width="3.257cm" svg:height="0.848cm" svg:x="24.583cm" svg:y="6.049cm">
          <text:list text:style-name="L8">
            <text:list-header>
              <text:p text:style-name="P7"><text:span text:style-name="T10">10.3.3.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2.363cm" svg:height="2.258cm" svg:x="5.821cm" svg:y="3.876cm">
          <text:list text:style-name="L1">
            <text:list-header>
              <text:p text:style-name="P7"><text:span text:style-name="T8">EIP</text:span><text:span text:style-name="T9">1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7" draw:text-style-name="P2" draw:layer="layout" svg:width="3.257cm" svg:height="0.848cm" svg:x="5.302cm" svg:y="6.075cm">
          <text:list text:style-name="L8">
            <text:list-header>
              <text:p text:style-name="P7"><text:span text:style-name="T10">10.1.1.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2.434cm" svg:height="2.257cm" svg:x="13.159cm" svg:y="2.223cm">
          <text:list text:style-name="L1">
            <text:list-header>
              <text:p text:style-name="P7"><text:span text:style-name="T8">N</text:span><text:span text:style-name="T9">1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5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766cm" svg:height="0.848cm" svg:x="12.907cm" svg:y="4.36cm">
          <text:list text:style-name="L8">
            <text:list-header>
              <text:p text:style-name="P7"><text:span text:style-name="T10">2.2.2.1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8" draw:text-style-name="P8" draw:layer="layout" svg:x1="18.133cm" svg:y1="3.456cm" svg:x2="15.663cm" svg:y2="3.421cm">
          <text:p/>
        </draw:line>
        <draw:custom-shape draw:style-name="gr7" draw:text-style-name="P2" draw:layer="layout" svg:width="2.766cm" svg:height="0.848cm" svg:x="17.947cm" svg:y="4.391cm">
          <text:list text:style-name="L8">
            <text:list-header>
              <text:p text:style-name="P7"><text:span text:style-name="T10">2.2.2.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3.29cm" svg:height="2.183cm" svg:x="5.468cm" svg:y="7.479cm">
          <text:list text:style-name="L8">
            <text:list-header>
              <text:p text:style-name="P7"><text:span text:style-name="T10">Version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3.056cm" svg:height="2.183cm" svg:x="8.815cm" svg:y="7.479cm">
          <text:list text:style-name="L8">
            <text:list-header>
              <text:p text:style-name="P7"><text:span text:style-name="T10">IHL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5.764cm" svg:height="2.183cm" svg:x="11.928cm" svg:y="7.479cm">
          <text:list text:style-name="L8">
            <text:list-header>
              <text:p text:style-name="P7"><text:span text:style-name="T10">To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12.167cm" svg:height="2.183cm" svg:x="17.749cm" svg:y="7.479cm">
          <text:list text:style-name="L8">
            <text:list-header>
              <text:p text:style-name="P7"><text:span text:style-name="T10">Total Length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12.228cm" svg:height="2.183cm" svg:x="5.464cm" svg:y="9.745cm">
          <text:list text:style-name="L8">
            <text:list-header>
              <text:p text:style-name="P7"><text:span text:style-name="T10">Identification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2.351cm" svg:height="2.183cm" svg:x="17.749cm" svg:y="9.745cm">
          <text:list text:style-name="L8">
            <text:list-header>
              <text:p text:style-name="P7"><text:span text:style-name="T10">Flag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9.697cm" svg:height="2.183cm" svg:x="20.157cm" svg:y="9.745cm">
          <text:list text:style-name="L8">
            <text:list-header>
              <text:p text:style-name="P7"><text:span text:style-name="T10">Fragment Offse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6.055cm" svg:height="2.188cm" svg:x="5.525cm" svg:y="11.928cm">
          <text:list text:style-name="L8">
            <text:list-header>
              <text:p text:style-name="P7"><text:span text:style-name="T10">Time to Liv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6.055cm" svg:height="2.188cm" svg:x="11.637cm" svg:y="11.928cm">
          <text:list text:style-name="L8">
            <text:list-header>
              <text:p text:style-name="P7"><text:span text:style-name="T10">Protocol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12.167cm" svg:height="2.188cm" svg:x="17.749cm" svg:y="11.928cm">
          <text:list text:style-name="L12">
            <text:list-header>
              <text:p text:style-name="P7"><text:span text:style-name="T14">Header Checksum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24.391cm" svg:height="2.182cm" svg:x="5.525cm" svg:y="14.116cm">
          <text:list text:style-name="L8">
            <text:list-header>
              <text:p text:style-name="P7"><text:span text:style-name="T10">2.2.2.1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24.391cm" svg:height="2.188cm" svg:x="5.525cm" svg:y="16.298cm">
          <text:list text:style-name="L16">
            <text:list-header>
              <text:p text:style-name="P7"><text:span text:style-name="T18">10.3.3.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9" draw:text-style-name="P2" draw:layer="layout" svg:width="6.05cm" svg:height="2.231cm" svg:x="5.503cm" svg:y="18.556cm">
          <text:list text:style-name="L8">
            <text:list-header>
              <text:p text:style-name="P7"><text:span text:style-name="T10">0x9a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9" draw:text-style-name="P2" draw:layer="layout" svg:width="6.226cm" svg:height="2.231cm" svg:x="11.611cm" svg:y="18.556cm">
          <text:list text:style-name="L8">
            <text:list-header>
              <text:p text:style-name="P7"><text:span text:style-name="T10">1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9" draw:text-style-name="P2" draw:layer="layout" svg:width="1.878cm" svg:height="2.231cm" svg:x="17.895cm" svg:y="18.556cm">
          <text:list text:style-name="L8">
            <text:list-header>
              <text:p text:style-name="P7"><text:span text:style-name="T10">1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9" draw:text-style-name="P2" draw:layer="layout" svg:width="1.878cm" svg:height="2.231cm" svg:x="19.835cm" svg:y="18.556cm">
          <text:list text:style-name="L17">
            <text:list-header>
              <text:p text:style-name="P7"><text:span text:style-name="T19">0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9" draw:text-style-name="P2" draw:layer="layout" svg:width="8.105cm" svg:height="2.231cm" svg:x="21.771cm" svg:y="18.556cm">
          <text:list text:style-name="L8">
            <text:list-header>
              <text:p text:style-name="P7"><text:span text:style-name="T10">0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9" draw:text-style-name="P9" draw:layer="layout" svg:width="24.377cm" svg:height="2.236cm" svg:x="5.503cm" svg:y="20.787cm">
          <text:list text:style-name="L15">
            <text:list-header>
              <text:p text:style-name="P7"><text:span text:style-name="T10">10.1.1.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9" draw:text-style-name="P2" draw:layer="layout" svg:width="24.377cm" svg:height="2.235cm" svg:x="5.503cm" svg:y="23.094cm">
          <text:list text:style-name="L8">
            <text:list-header>
              <text:p text:style-name="P7"><text:span text:style-name="T10">0.0.0.0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8" draw:text-style-name="P8" draw:layer="layout" svg:x1="13.193cm" svg:y1="3.422cm" svg:x2="8.254cm" svg:y2="5.045cm">
          <text:p/>
        </draw:line>
        <draw:line draw:style-name="gr12" draw:text-style-name="P8" draw:layer="layout" svg:x1="24.941cm" svg:y1="5.08cm" svg:x2="20.673cm" svg:y2="3.916cm">
          <text:p/>
        </draw:lin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6" draw:text-style-name="P2" draw:layer="layout" svg:width="15.24cm" svg:height="11.43cm" svg:x="1.905cm" svg:y="12.065cm">
            <draw:text-box>
              <text:list text:style-name="L3">
                <text:list-header>
                  <text:p text:style-name="P4"><text:span text:style-name="T1">THE DESTINATION IP IS NOW 10.3.3.2. <text:s/>THE EXTENDED DESTINATION FIELD IS NO LONGER NEEDED SO IT IS SET TO ZERO.</text:span></text:p>
                </text:list-header>
              </text:list>
            </draw:text-box>
          </draw:frame>
        </presentation:notes>
      </draw:page>
      <draw:page draw:name="page12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1.75cm" svg:height="6.773cm" svg:x="2.187cm" svg:y="0.705cm" presentation:class="title" presentation:user-transformed="true">
          <draw:text-box>
            <text:list text:style-name="L1">
              <text:list-header>
                <text:p text:style-name="P1">DNS: Using AAAA to lookup 64 bits</text:p>
              </text:list-header>
            </text:list>
          </draw:text-box>
        </draw:frame>
        <draw:frame presentation:style-name="pr11" draw:text-style-name="P2" draw:layer="layout" svg:width="31.75cm" svg:height="8.502cm" svg:x="2.187cm" svg:y="18.168cm" presentation:class="outline" presentation:user-transformed="true">
          <draw:text-box>
            <text:list text:style-name="L5">
              <text:list-item>
                <text:p text:style-name="P5"><text:span text:style-name="T20">EIP1 first sends an A record request for eip2.somesite.com and receives a failure back because there is no A record. <text:s/></text:span></text:p>
              </text:list-item>
              <text:list-item>
                <text:p text:style-name="P5"><text:span text:style-name="T21">EIP1 then sends a AAAA request for eip2.somesite.com and receives back 2001:0101:0202:0202:0a03:0302::0</text:span></text:p>
              </text:list-item>
            </text:list>
          </draw:text-box>
        </draw:frame>
        <draw:g>
          <draw:custom-shape draw:style-name="gr2" draw:text-style-name="P2" draw:layer="layout" svg:width="2.364cm" svg:height="2.257cm" svg:x="6.098cm" svg:y="12.096cm">
            <text:list text:style-name="L1">
              <text:list-header>
                <text:p text:style-name="P7"><text:span text:style-name="T8">EIP</text:span><text:span text:style-name="T9">1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2.434cm" svg:height="2.257cm" svg:x="13.436cm" svg:y="12.096cm">
            <text:list text:style-name="L1">
              <text:list-header>
                <text:p text:style-name="P7"><text:span text:style-name="T8">N</text:span><text:span text:style-name="T9">1</text:span></text:p>
              </text:list-header>
            </text:list>
            <draw:enhanced-geometry svg:viewBox="0 0 21600 21600" draw:glue-points="10800 10800" draw:path-stretchpoint-x="10800" draw:path-stretchpoint-y="10800" draw:text-areas="?f3 ?f4 ?f5 ?f6" draw:type="round-rectangle" draw:modifiers="506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.434cm" svg:height="2.257cm" svg:x="18.481cm" svg:y="12.096cm">
            <text:list text:style-name="L1">
              <text:list-header>
                <text:p text:style-name="P7"><text:span text:style-name="T8">N</text:span><text:span text:style-name="T9">2</text:span></text:p>
              </text:list-header>
            </text:list>
            <draw:enhanced-geometry svg:viewBox="0 0 21600 21600" draw:glue-points="10800 10800" draw:path-stretchpoint-x="10800" draw:path-stretchpoint-y="10800" draw:text-areas="?f3 ?f4 ?f5 ?f6" draw:type="round-rectangle" draw:modifiers="506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434cm" svg:height="2.257cm" svg:x="25.431cm" svg:y="12.096cm">
            <text:list text:style-name="L1">
              <text:list-header>
                <text:p text:style-name="P7"><text:span text:style-name="T8">EIP</text:span><text:span text:style-name="T9">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" draw:layer="layout" svg:width="3.257cm" svg:height="0.848cm" svg:x="2.724cm" svg:y="14.436cm">
            <text:list text:style-name="L8">
              <text:list-header>
                <text:p text:style-name="P7"><text:span text:style-name="T10">10.1.1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" draw:layer="layout" svg:width="4.24cm" svg:height="0.848cm" svg:x="9.733cm" svg:y="13.739cm">
            <text:list text:style-name="L8">
              <text:list-header>
                <text:p text:style-name="P7"><text:span text:style-name="T10">10.1.1.254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" draw:layer="layout" svg:width="2.766cm" svg:height="0.848cm" svg:x="14.598cm" svg:y="11.098cm">
            <text:list text:style-name="L8">
              <text:list-header>
                <text:p text:style-name="P7"><text:span text:style-name="T10">2.2.2.1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" draw:layer="layout" svg:width="2.766cm" svg:height="0.848cm" svg:x="17.409cm" svg:y="11.089cm">
            <text:list text:style-name="L8">
              <text:list-header>
                <text:p text:style-name="P7"><text:span text:style-name="T10">2.2.2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" draw:layer="layout" svg:width="4.24cm" svg:height="0.848cm" svg:x="20.387cm" svg:y="13.735cm">
            <text:list text:style-name="L8">
              <text:list-header>
                <text:p text:style-name="P7"><text:span text:style-name="T10">10.3.3.254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" draw:layer="layout" svg:width="3.257cm" svg:height="0.848cm" svg:x="27.544cm" svg:y="14.48cm">
            <text:list text:style-name="L8">
              <text:list-header>
                <text:p text:style-name="P7"><text:span text:style-name="T10">10.3.3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</draw:g>
        <draw:custom-shape draw:style-name="gr2" draw:text-style-name="P10" draw:layer="layout" svg:width="3.21cm" svg:height="3.21cm" svg:x="15.346cm" svg:y="15.875cm">
          <text:list text:style-name="L1">
            <text:list-header>
              <text:p text:style-name="P7"><text:span text:style-name="T22">DNS</text:span></text:p>
            </text:list-header>
          </text:list>
          <draw:enhanced-geometry svg:viewBox="0 0 21600 21600" draw:glue-points="10800 10800" draw:text-areas="3163 3163 18437 18437" draw:type="ellipse" draw:enhanced-path="U 10800 10800 10800 10800 0 360 Z N"/>
        </draw:custom-shape>
        <draw:line draw:style-name="gr13" draw:text-style-name="P8" draw:layer="layout" svg:x1="16.297cm" svg:y1="16.015cm" svg:x2="15.204cm" svg:y2="14.428cm">
          <text:p/>
        </draw:line>
        <draw:line draw:style-name="gr14" draw:text-style-name="P8" draw:layer="layout" svg:x1="8.571cm" svg:y1="13.294cm" svg:x2="13.368cm" svg:y2="13.259cm">
          <text:p/>
        </draw:line>
        <presentation:notes draw:style-name="dp3">
          <draw:page-thumbnail draw:style-name="gr1" draw:layer="layout" svg:width="12.7cm" svg:height="9.525cm" svg:x="3.175cm" svg:y="1.904cm" draw:page-number="12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1.75cm" svg:height="6.773cm" svg:x="2.187cm" svg:y="0.705cm" presentation:class="title" presentation:user-transformed="true">
          <draw:text-box>
            <text:list text:style-name="L1">
              <text:list-header>
                <text:p text:style-name="P1">DNS: Using AAAA to lookup 64 bits</text:p>
              </text:list-header>
            </text:list>
          </draw:text-box>
        </draw:frame>
        <draw:frame presentation:style-name="pr12" draw:text-style-name="P2" draw:layer="layout" svg:width="31.392cm" svg:height="8.409cm" svg:x="2.54cm" svg:y="18.261cm" presentation:class="outline" presentation:user-transformed="true">
          <draw:text-box>
            <text:list text:style-name="L18">
              <text:list-header>
                <text:p text:style-name="P5"><text:span text:style-name="T23">2001:0101:0202:0202:0a03:0302::0 is really 2.2.2.2.10.3.3.2</text:span></text:p>
              </text:list-header>
            </text:list>
          </draw:text-box>
        </draw:frame>
        <draw:g>
          <draw:custom-shape draw:style-name="gr2" draw:text-style-name="P2" draw:layer="layout" svg:width="2.364cm" svg:height="2.257cm" svg:x="6.098cm" svg:y="12.096cm">
            <text:list text:style-name="L1">
              <text:list-header>
                <text:p text:style-name="P7"><text:span text:style-name="T8">EIP</text:span><text:span text:style-name="T9">1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" draw:text-style-name="P2" draw:layer="layout" svg:width="2.434cm" svg:height="2.257cm" svg:x="13.436cm" svg:y="12.096cm">
            <text:list text:style-name="L1">
              <text:list-header>
                <text:p text:style-name="P7"><text:span text:style-name="T8">N</text:span><text:span text:style-name="T9">1</text:span></text:p>
              </text:list-header>
            </text:list>
            <draw:enhanced-geometry svg:viewBox="0 0 21600 21600" draw:glue-points="10800 10800" draw:path-stretchpoint-x="10800" draw:path-stretchpoint-y="10800" draw:text-areas="?f3 ?f4 ?f5 ?f6" draw:type="round-rectangle" draw:modifiers="506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.434cm" svg:height="2.257cm" svg:x="18.481cm" svg:y="12.096cm">
            <text:list text:style-name="L1">
              <text:list-header>
                <text:p text:style-name="P7"><text:span text:style-name="T8">N</text:span><text:span text:style-name="T9">2</text:span></text:p>
              </text:list-header>
            </text:list>
            <draw:enhanced-geometry svg:viewBox="0 0 21600 21600" draw:glue-points="10800 10800" draw:path-stretchpoint-x="10800" draw:path-stretchpoint-y="10800" draw:text-areas="?f3 ?f4 ?f5 ?f6" draw:type="round-rectangle" draw:modifiers="506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434cm" svg:height="2.257cm" svg:x="25.431cm" svg:y="12.096cm">
            <text:list text:style-name="L1">
              <text:list-header>
                <text:p text:style-name="P7"><text:span text:style-name="T8">EIP</text:span><text:span text:style-name="T9">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" draw:layer="layout" svg:width="3.257cm" svg:height="0.848cm" svg:x="2.724cm" svg:y="14.436cm">
            <text:list text:style-name="L8">
              <text:list-header>
                <text:p text:style-name="P7"><text:span text:style-name="T10">10.1.1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" draw:layer="layout" svg:width="4.24cm" svg:height="0.848cm" svg:x="9.733cm" svg:y="13.739cm">
            <text:list text:style-name="L8">
              <text:list-header>
                <text:p text:style-name="P7"><text:span text:style-name="T10">10.1.1.254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" draw:layer="layout" svg:width="2.766cm" svg:height="0.848cm" svg:x="14.598cm" svg:y="11.098cm">
            <text:list text:style-name="L8">
              <text:list-header>
                <text:p text:style-name="P7"><text:span text:style-name="T10">2.2.2.1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" draw:layer="layout" svg:width="2.766cm" svg:height="0.848cm" svg:x="17.409cm" svg:y="11.089cm">
            <text:list text:style-name="L8">
              <text:list-header>
                <text:p text:style-name="P7"><text:span text:style-name="T10">2.2.2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" draw:layer="layout" svg:width="4.24cm" svg:height="0.848cm" svg:x="20.387cm" svg:y="13.735cm">
            <text:list text:style-name="L8">
              <text:list-header>
                <text:p text:style-name="P7"><text:span text:style-name="T10">10.3.3.254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" draw:layer="layout" svg:width="3.257cm" svg:height="0.848cm" svg:x="27.544cm" svg:y="14.48cm">
            <text:list text:style-name="L8">
              <text:list-header>
                <text:p text:style-name="P7"><text:span text:style-name="T10">10.3.3.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</draw:g>
        <draw:custom-shape draw:style-name="gr2" draw:text-style-name="P11" draw:layer="layout" svg:width="3.21cm" svg:height="3.21cm" svg:x="15.346cm" svg:y="15.875cm">
          <text:list text:style-name="L1">
            <text:list-header>
              <text:p text:style-name="P7"><text:span text:style-name="T24">DNS</text:span></text:p>
            </text:list-header>
          </text:list>
          <draw:enhanced-geometry svg:viewBox="0 0 21600 21600" draw:glue-points="10800 10800" draw:text-areas="3163 3163 18437 18437" draw:type="ellipse" draw:enhanced-path="U 10800 10800 10800 10800 0 360 Z N"/>
        </draw:custom-shape>
        <draw:line draw:style-name="gr15" draw:text-style-name="P8" draw:layer="layout" svg:x1="16.297cm" svg:y1="16.015cm" svg:x2="15.204cm" svg:y2="14.428cm">
          <text:p/>
        </draw:line>
        <draw:line draw:style-name="gr16" draw:text-style-name="P8" draw:layer="layout" svg:x1="8.571cm" svg:y1="13.294cm" svg:x2="13.368cm" svg:y2="13.259cm">
          <text:p/>
        </draw:lin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6" draw:text-style-name="P2" draw:layer="layout" svg:width="15.24cm" svg:height="11.43cm" svg:x="1.905cm" svg:y="12.065cm">
            <draw:text-box>
              <text:list text:style-name="L3">
                <text:list-header>
                  <text:p text:style-name="P5"><text:span text:style-name="T25">The 2001:0101 is an experimental IPv6 prefix we use. <text:s/>The next 8 bytes make up the enhanced ip address encoded in base 16 hex.</text:span></text:p>
                </text:list-header>
              </text:list>
            </draw:text-box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1.75cm" svg:height="6.773cm" svg:x="2.187cm" svg:y="0.705cm" presentation:class="title" presentation:user-transformed="true">
          <draw:text-box>
            <text:list text:style-name="L1">
              <text:list-header>
                <text:p text:style-name="P1">Code</text:p>
              </text:list-header>
            </text:list>
          </draw:text-box>
        </draw:frame>
        <draw:frame presentation:style-name="pr13" draw:text-style-name="P2" draw:layer="layout" svg:width="31.75cm" svg:height="18.697cm" svg:x="2.187cm" svg:y="7.69cm" presentation:class="outline" presentation:user-transformed="true">
          <draw:text-box>
            <text:list text:style-name="L5">
              <text:list-item>
                <text:p text:style-name="P5">Patches for Linux NAT</text:p>
              </text:list-item>
              <text:list-item>
                <text:p text:style-name="P5">Patches for OpenWRT</text:p>
              </text:list-item>
              <text:list-item>
                <text:p text:style-name="P5">Linux client/server<text:tab/></text:p>
                <text:list>
                  <text:list-item>
                    <text:p>Runs ssh, samba, apache, firefox, etc, without modification or recompile of programs</text:p>
                  </text:list-item>
                </text:list>
              </text:list-item>
              <text:list-item>
                <text:p>Versions of ping &amp; traceroute that include IP options, netcat-like program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4" presentation:class="page"/>
          <draw:frame presentation:style-name="pr7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1.75cm" svg:height="6.773cm" svg:x="2.187cm" svg:y="0.705cm" presentation:class="title" presentation:user-transformed="true">
          <draw:text-box>
            <text:list text:style-name="L1">
              <text:list-header>
                <text:p text:style-name="P1">Security Considerations</text:p>
              </text:list-header>
            </text:list>
          </draw:text-box>
        </draw:frame>
        <draw:frame presentation:style-name="pr13" draw:text-style-name="P2" draw:layer="layout" svg:width="31.75cm" svg:height="18.697cm" svg:x="2.187cm" svg:y="7.69cm" presentation:class="outline" presentation:user-transformed="true">
          <draw:text-box>
            <text:list text:style-name="L5">
              <text:list-item>
                <text:p text:style-name="P5">Similarly to IPv6, Enhanced IP means increased connectivity for IP addresses that were previously unreachable because of NATs. <text:s/></text:p>
              </text:list-item>
              <text:list-item>
                <text:p text:style-name="P5">Firewall software is not presently aware of Enhanced IP addresses.</text:p>
              </text:list-item>
              <text:list-item>
                <text:p text:style-name="P5">Enhanced IP NAT devices must only forward packets to networks that are directly connected (e.g. 10.0.0.0/8)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5" presentation:class="page"/>
          <draw:frame presentation:style-name="pr7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">
        <office:forms form:automatic-focus="false" form:apply-design-mode="false"/>
        <draw:frame presentation:style-name="pr8" draw:text-style-name="P2" draw:layer="layout" svg:width="31.75cm" svg:height="6.773cm" svg:x="2.187cm" svg:y="10.159cm" presentation:class="title" presentation:user-transformed="true">
          <draw:text-box>
            <text:list text:style-name="L1">
              <text:list-header>
                <text:p text:style-name="P1">Enhanced IP: Transition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6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1.75cm" svg:height="6.773cm" svg:x="2.187cm" svg:y="-0.001cm" presentation:class="title" presentation:user-transformed="true">
          <draw:text-box>
            <text:list text:style-name="L1">
              <text:list-header>
                <text:p text:style-name="P1">Our Assumptions</text:p>
              </text:list-header>
            </text:list>
          </draw:text-box>
        </draw:frame>
        <draw:frame presentation:style-name="pr14" draw:text-style-name="P2" draw:layer="layout" svg:width="31.75cm" svg:height="23.318cm" svg:x="2.187cm" svg:y="3.528cm" presentation:class="outline" presentation:user-transformed="true">
          <draw:text-box>
            <text:list text:style-name="L5">
              <text:list-header>
                <text:p text:style-name="P5"/>
              </text:list-header>
              <text:list-item>
                <text:p text:style-name="P5">The core of the Internet is closer to being ready to pass packets with IP options en masse than it is for passing IPv6 packets en masse.</text:p>
              </text:list-item>
              <text:list-item>
                <text:p text:style-name="P5">Edge networks will allow the packets we’ll be introducing in this presentation if the economics of Enhanced IP makes sense to them.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7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1.75cm" svg:height="6.773cm" svg:x="2.187cm" svg:y="-0.001cm" presentation:class="title" presentation:user-transformed="true">
          <draw:text-box>
            <text:list text:style-name="L1">
              <text:list-header>
                <text:p text:style-name="P1">What to do next?</text:p>
              </text:list-header>
            </text:list>
          </draw:text-box>
        </draw:frame>
        <draw:frame presentation:style-name="pr14" draw:text-style-name="P2" draw:layer="layout" svg:width="31.75cm" svg:height="23.318cm" svg:x="2.187cm" svg:y="3.528cm" presentation:class="outline" presentation:user-transformed="true">
          <draw:text-box>
            <text:list text:style-name="L5">
              <text:list-item>
                <text:p text:style-name="P5">On Cisco</text:p>
                <text:list>
                  <text:list-item>
                    <text:p>“ip options ignore”</text:p>
                  </text:list-item>
                </text:list>
              </text:list-item>
              <text:list-item>
                <text:p>On Juniper</text:p>
                <text:list>
                  <text:list-item>
                    <text:p>allow-ip-options 26</text:p>
                  </text:list-item>
                </text:list>
              </text:list-item>
              <text:list-item>
                <text:p>Router not listed here:</text:p>
                <text:list>
                  <text:list-item>
                    <text:p>Send command to <text:a xlink:href="mailto:sam@enhancedip.org" xlink:type="simple">sam@enhancedip.org</text:a></text:p>
                  </text:list-item>
                </text:list>
                <text:p/>
                <text:p>http://www.enhancedip.org/docs/router-references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8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1.75cm" svg:height="6.773cm" svg:x="2.187cm" svg:y="-0.001cm" presentation:class="title" presentation:user-transformed="true">
          <draw:text-box>
            <text:list text:style-name="L1">
              <text:list-header>
                <text:p text:style-name="P1">What to do next?</text:p>
              </text:list-header>
            </text:list>
          </draw:text-box>
        </draw:frame>
        <draw:frame presentation:style-name="pr14" draw:text-style-name="P2" draw:layer="layout" svg:width="31.75cm" svg:height="23.318cm" svg:x="2.187cm" svg:y="3.528cm" presentation:class="outline" presentation:user-transformed="true">
          <draw:text-box>
            <text:list text:style-name="L5">
              <text:list-item>
                <text:p text:style-name="P5"><text:span text:style-name="T26">Please pass IP option 26</text:span></text:p>
              </text:list-item>
              <text:list-item>
                <text:p>Email: <text:a xlink:href="mailto:sam@enhancedip.org" xlink:type="simple">sam@enhancedip.org</text:a></text:p>
              </text:list-item>
              <text:list-item>
                <text:p>Tweet: @EnhancedIP</text:p>
              </text:list-item>
              <text:list-item>
                <text:p>www.enhancedip.org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9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">
        <office:forms form:automatic-focus="false" form:apply-design-mode="false"/>
        <draw:frame presentation:style-name="pr15" draw:text-style-name="P2" draw:layer="layout" svg:width="31.75cm" svg:height="6.773cm" svg:x="2.187cm" svg:y="10.159cm" presentation:class="title" presentation:user-transformed="true">
          <draw:text-box>
            <text:list text:style-name="L1">
              <text:list-header>
                <text:p text:style-name="P13"><text:span text:style-name="T27">Questions?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20" presentation:class="page"/>
          <draw:frame presentation:style-name="pr9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1.75cm" svg:height="6.773cm" svg:x="2.187cm" svg:y="0.705cm" presentation:class="title" presentation:user-transformed="true">
          <draw:text-box>
            <text:list text:style-name="L1">
              <text:list-header>
                <text:p text:style-name="P1">Useful socket options</text:p>
              </text:list-header>
            </text:list>
          </draw:text-box>
        </draw:frame>
        <draw:frame presentation:style-name="pr5" draw:text-style-name="P2" xml:id="id1" draw:id="id1" draw:layer="layout" svg:width="31.75cm" svg:height="15.875cm" svg:x="2.187cm" svg:y="7.69cm" presentation:class="outline" presentation:user-transformed="true">
          <draw:text-box>
            <text:list text:style-name="L5">
              <text:list-item>
                <text:p xml:id="id2" text:id="id2" text:style-name="P5">setsockopt(fd, IPPROTO_IP, IP_OPTIONS, optdata, len);</text:p>
              </text:list-item>
              <text:list-item>
                <text:p xml:id="id3" text:id="id3" text:style-name="P5">kernel equivalent is kernel_setsockopt(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7cm" svg:height="9.525cm" svg:x="3.175cm" svg:y="1.904cm" draw:page-number="21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31.75cm" svg:height="6.773cm" svg:x="2.187cm" svg:y="0.705cm" presentation:class="title" presentation:user-transformed="true">
          <draw:text-box>
            <text:list text:style-name="L1">
              <text:list-header>
                <text:p text:style-name="P1">At a high level</text:p>
              </text:list-header>
            </text:list>
          </draw:text-box>
        </draw:frame>
        <draw:frame presentation:style-name="pr16" draw:text-style-name="P2" xml:id="id4" draw:id="id4" draw:layer="layout" svg:width="31.891cm" svg:height="20.39cm" svg:x="2.116cm" svg:y="5.821cm" presentation:class="outline" presentation:user-transformed="true">
          <draw:text-box>
            <text:list text:style-name="L5">
              <text:list-item>
                <text:p xml:id="id5" text:id="id5" text:style-name="P5">glibc changes to getaddrinfo - 2001:0101 needs to return a struct sockaddr_ein. <text:s/>As opposed to a struct sockaddr_in6.</text:p>
              </text:list-item>
              <text:list-item>
                <text:p xml:id="id6" text:id="id6" text:style-name="P5">connect() changes in the kernel to support a new struct sockaddr type</text:p>
              </text:list-item>
              <text:list-item>
                <text:p xml:id="id7" text:id="id7" text:style-name="P5">8 line change in existing NAT code to bypass inspection of Enhanced IP packets</text:p>
              </text:list-item>
              <text:list-item>
                <text:p xml:id="id8" text:id="id8" text:style-name="P5">New NAT netfilter module to perform Enhanced IP address swapping and checksum update functions.</text:p>
              </text:list-item>
              <text:list-item>
                <text:p xml:id="id9" text:id="id9" text:style-name="P5">Subtracts 12 bytes from TCP MSS to account for overhead of larger IP header caused by including the 12 bytes of option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7cm" svg:height="9.525cm" svg:x="3.175cm" svg:y="1.904cm" draw:page-number="22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Helvetica Neue" svg:font-family="'Helvetica Neue'" style:font-pitch="variable"/>
    <style:font-face style:name="Helvetica Neue Light1" svg:font-family="'Helvetica Neue Light'" style:font-pitch="variable"/>
    <style:font-face style:name="Lucida Grande" svg:font-family="'Lucida Grande'" style:font-pitch="variable"/>
    <style:font-face style:name="WenQuanYi Zen Hei Sharp1" svg:font-family="'WenQuanYi Zen Hei Sharp'" style:font-pitch="variable"/>
    <style:font-face style:name="ヒラギノ角ゴ ProN W31" svg:font-family="'ヒラギノ角ゴ ProN W3'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Helvetica Neue Light2" svg:font-family="'Helvetica Neue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WenQuanYi Zen Hei Sharp" svg:font-family="'WenQuanYi Zen Hei Sharp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gradient draw:name="Gradient_20_10" draw:display-name="Gradient 10" draw:style="linear" draw:start-color="#dee594" draw:end-color="#e57800" draw:start-intensity="100%" draw:end-intensity="100%" draw:angle="0" draw:border="0%"/>
    <draw:gradient draw:name="Gradient_20_7" draw:display-name="Gradient 7" draw:style="linear" draw:start-color="#0082e5" draw:end-color="#0057e5" draw:start-intensity="100%" draw:end-intensity="100%" draw:angle="0" draw:border="0%"/>
    <draw:gradient draw:name="Gradient_20_8" draw:display-name="Gradient 8" draw:style="linear" draw:start-color="#ff0000" draw:end-color="#e50e0b" draw:start-intensity="100%" draw:end-intensity="100%" draw:angle="0" draw:border="0%"/>
    <draw:gradient draw:name="Gradient_20_9" draw:display-name="Gradient 9" draw:style="linear" draw:start-color="#ff0603" draw:end-color="#ff0000" draw:start-intensity="100%" draw:end-intensity="100%" draw:angle="0" draw:border="0%"/>
    <draw:fill-image draw:name="Bitmape_20_1" draw:display-name="Bitmape 1" xlink:href="Pictures/100000000000040000000300F0039596.jpg" xlink:type="simple" xlink:show="embed" xlink:actuate="onLoad"/>
    <draw:opacity draw:name="Transparency_20_1" draw:display-name="Transparency 1" draw:style="linear" draw:start="75%" draw:end="65%" draw:angle="0" draw:border="0%"/>
    <draw:marker draw:name="Arrow" svg:viewBox="0 0 20 30" svg:d="M10 0l-10 30h20z"/>
    <draw:marker draw:name="Arrowheads_20_1" draw:display-name="Arrowheads 1" svg:viewBox="0 0 423 423" svg:d="M212 0l211 423-211-169-212 169z"/>
    <draw:marker draw:name="Arrowheads_20_10" draw:display-name="Arrowheads 10" svg:viewBox="0 0 423 423" svg:d="M212 0l211 423-211-169-212 169z"/>
    <draw:marker draw:name="Arrowheads_20_11" draw:display-name="Arrowheads 11" svg:viewBox="0 0 423 423" svg:d="M212 0l211 423-211-169-212 169z"/>
    <draw:marker draw:name="Arrowheads_20_2" draw:display-name="Arrowheads 2" svg:viewBox="0 0 423 423" svg:d="M212 0l211 423-211-169-212 169z"/>
    <draw:marker draw:name="Arrowheads_20_3" draw:display-name="Arrowheads 3" svg:viewBox="0 0 423 423" svg:d="M212 0l211 423-211-169-212 169z"/>
    <draw:marker draw:name="Arrowheads_20_4" draw:display-name="Arrowheads 4" svg:viewBox="0 0 423 423" svg:d="M212 0l211 423-211-169-212 169z"/>
    <draw:marker draw:name="Arrowheads_20_5" draw:display-name="Arrowheads 5" svg:viewBox="0 0 423 423" svg:d="M212 0l211 423-211-169-212 169z"/>
    <draw:marker draw:name="Arrowheads_20_6" draw:display-name="Arrowheads 6" svg:viewBox="0 0 423 423" svg:d="M212 0l211 423-211-169-212 169z"/>
    <draw:marker draw:name="Arrowheads_20_7" draw:display-name="Arrowheads 7" svg:viewBox="0 0 423 423" svg:d="M212 0l211 423-211-169-212 169z"/>
    <draw:marker draw:name="Arrowheads_20_8" draw:display-name="Arrowheads 8" svg:viewBox="0 0 423 423" svg:d="M212 0l211 423-211-169-212 169z"/>
    <draw:marker draw:name="Arrowheads_20_9" draw:display-name="Arrowheads 9" svg:viewBox="0 0 423 423" svg:d="M212 0l211 423-211-169-212 169z"/>
    <draw:marker draw:name="msArrowStealthEnd_20_5" draw:display-name="msArrowStealthEnd 5" svg:viewBox="0 0 213 213" svg:d="M107 0l106 213-106-85-107 8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style:font-name="Helvetica Neue Light1" fo:color="#62b0ff" fo:font-size="100%"/>
          </text:list-level-style-bullet>
          <text:list-level-style-bullet text:level="3" text:bullet-char="•">
            <style:list-level-properties/>
            <style:text-properties style:font-name="Helvetica Neue Light1" fo:color="#62b0ff" fo:font-size="100%"/>
          </text:list-level-style-bullet>
          <text:list-level-style-bullet text:level="4" text:bullet-char="•">
            <style:list-level-properties/>
            <style:text-properties style:font-name="Helvetica Neue Light1" fo:color="#62b0ff" fo:font-size="100%"/>
          </text:list-level-style-bullet>
          <text:list-level-style-bullet text:level="5" text:bullet-char="•">
            <style:list-level-properties/>
            <style:text-properties style:font-name="Helvetica Neue Light1" fo:color="#62b0ff" fo:font-size="100%"/>
          </text:list-level-style-bullet>
          <text:list-level-style-bullet text:level="6" text:bullet-char="•">
            <style:list-level-properties/>
            <style:text-properties style:font-name="Helvetica Neue Light1" fo:color="#62b0ff" fo:font-size="100%"/>
          </text:list-level-style-bullet>
          <text:list-level-style-bullet text:level="7" text:bullet-char="•">
            <style:list-level-properties/>
            <style:text-properties style:font-name="Helvetica Neue Light1" fo:color="#62b0ff" fo:font-size="100%"/>
          </text:list-level-style-bullet>
          <text:list-level-style-bullet text:level="8" text:bullet-char="•">
            <style:list-level-properties/>
            <style:text-properties style:font-name="Helvetica Neue Light1" fo:color="#62b0ff" fo:font-size="100%"/>
          </text:list-level-style-bullet>
          <text:list-level-style-bullet text:level="9" text:bullet-char="•">
            <style:list-level-properties/>
            <style:text-properties style:font-name="Helvetica Neue Light1" fo:color="#62b0ff" fo:font-size="100%"/>
          </text:list-level-style-bullet>
          <text:list-level-style-bullet text:level="10" text:bullet-char="•">
            <style:list-level-properties/>
            <style:text-properties style:font-name="Helvetica Neue Light1" fo:color="#62b0ff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2b0ff" style:text-outline="false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style:font-name="Helvetica Neue Light1" fo:color="#62b0ff" fo:font-size="100%"/>
          </text:list-level-style-bullet>
          <text:list-level-style-bullet text:level="3" text:bullet-char="•">
            <style:list-level-properties/>
            <style:text-properties style:font-name="Helvetica Neue Light1" fo:color="#62b0ff" fo:font-size="100%"/>
          </text:list-level-style-bullet>
          <text:list-level-style-bullet text:level="4" text:bullet-char="•">
            <style:list-level-properties/>
            <style:text-properties style:font-name="Helvetica Neue Light1" fo:color="#62b0ff" fo:font-size="100%"/>
          </text:list-level-style-bullet>
          <text:list-level-style-bullet text:level="5" text:bullet-char="•">
            <style:list-level-properties/>
            <style:text-properties style:font-name="Helvetica Neue Light1" fo:color="#62b0ff" fo:font-size="100%"/>
          </text:list-level-style-bullet>
          <text:list-level-style-bullet text:level="6" text:bullet-char="•">
            <style:list-level-properties/>
            <style:text-properties style:font-name="Helvetica Neue Light1" fo:color="#62b0ff" fo:font-size="100%"/>
          </text:list-level-style-bullet>
          <text:list-level-style-bullet text:level="7" text:bullet-char="•">
            <style:list-level-properties/>
            <style:text-properties style:font-name="Helvetica Neue Light1" fo:color="#62b0ff" fo:font-size="100%"/>
          </text:list-level-style-bullet>
          <text:list-level-style-bullet text:level="8" text:bullet-char="•">
            <style:list-level-properties/>
            <style:text-properties style:font-name="Helvetica Neue Light1" fo:color="#62b0ff" fo:font-size="100%"/>
          </text:list-level-style-bullet>
          <text:list-level-style-bullet text:level="9" text:bullet-char="•">
            <style:list-level-properties/>
            <style:text-properties style:font-name="Helvetica Neue Light1" fo:color="#62b0ff" fo:font-size="100%"/>
          </text:list-level-style-bullet>
          <text:list-level-style-bullet text:level="10" text:bullet-char="•">
            <style:list-level-properties/>
            <style:text-properties style:font-name="Helvetica Neue Light1" fo:color="#62b0ff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2b0ff" style:text-outline="false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64pt" fo:font-style="normal" fo:text-shadow="1pt 1pt" style:text-underline-style="none" fo:font-weight="normal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middle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6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style:font-name="Helvetica Neue Light1" fo:color="#62b0ff" fo:font-size="100%"/>
          </text:list-level-style-bullet>
          <text:list-level-style-bullet text:level="3" text:bullet-char="•">
            <style:list-level-properties/>
            <style:text-properties style:font-name="Helvetica Neue Light1" fo:color="#62b0ff" fo:font-size="100%"/>
          </text:list-level-style-bullet>
          <text:list-level-style-bullet text:level="4" text:bullet-char="•">
            <style:list-level-properties/>
            <style:text-properties style:font-name="Helvetica Neue Light1" fo:color="#62b0ff" fo:font-size="100%"/>
          </text:list-level-style-bullet>
          <text:list-level-style-bullet text:level="5" text:bullet-char="•">
            <style:list-level-properties/>
            <style:text-properties style:font-name="Helvetica Neue Light1" fo:color="#62b0ff" fo:font-size="100%"/>
          </text:list-level-style-bullet>
          <text:list-level-style-bullet text:level="6" text:bullet-char="•">
            <style:list-level-properties/>
            <style:text-properties style:font-name="Helvetica Neue Light1" fo:color="#62b0ff" fo:font-size="100%"/>
          </text:list-level-style-bullet>
          <text:list-level-style-bullet text:level="7" text:bullet-char="•">
            <style:list-level-properties/>
            <style:text-properties style:font-name="Helvetica Neue Light1" fo:color="#62b0ff" fo:font-size="100%"/>
          </text:list-level-style-bullet>
          <text:list-level-style-bullet text:level="8" text:bullet-char="•">
            <style:list-level-properties/>
            <style:text-properties style:font-name="Helvetica Neue Light1" fo:color="#62b0ff" fo:font-size="100%"/>
          </text:list-level-style-bullet>
          <text:list-level-style-bullet text:level="9" text:bullet-char="•">
            <style:list-level-properties/>
            <style:text-properties style:font-name="Helvetica Neue Light1" fo:color="#62b0ff" fo:font-size="100%"/>
          </text:list-level-style-bullet>
          <text:list-level-style-bullet text:level="10" text:bullet-char="•">
            <style:list-level-properties/>
            <style:text-properties style:font-name="Helvetica Neue Light1" fo:color="#62b0ff" fo:font-size="100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2b0ff" style:text-outline="false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style:font-name="Helvetica Neue Light1" fo:color="#62b0ff" fo:font-size="100%"/>
          </text:list-level-style-bullet>
          <text:list-level-style-bullet text:level="3" text:bullet-char="•">
            <style:list-level-properties/>
            <style:text-properties style:font-name="Helvetica Neue Light1" fo:color="#62b0ff" fo:font-size="100%"/>
          </text:list-level-style-bullet>
          <text:list-level-style-bullet text:level="4" text:bullet-char="•">
            <style:list-level-properties/>
            <style:text-properties style:font-name="Helvetica Neue Light1" fo:color="#62b0ff" fo:font-size="100%"/>
          </text:list-level-style-bullet>
          <text:list-level-style-bullet text:level="5" text:bullet-char="•">
            <style:list-level-properties/>
            <style:text-properties style:font-name="Helvetica Neue Light1" fo:color="#62b0ff" fo:font-size="100%"/>
          </text:list-level-style-bullet>
          <text:list-level-style-bullet text:level="6" text:bullet-char="•">
            <style:list-level-properties/>
            <style:text-properties style:font-name="Helvetica Neue Light1" fo:color="#62b0ff" fo:font-size="100%"/>
          </text:list-level-style-bullet>
          <text:list-level-style-bullet text:level="7" text:bullet-char="•">
            <style:list-level-properties/>
            <style:text-properties style:font-name="Helvetica Neue Light1" fo:color="#62b0ff" fo:font-size="100%"/>
          </text:list-level-style-bullet>
          <text:list-level-style-bullet text:level="8" text:bullet-char="•">
            <style:list-level-properties/>
            <style:text-properties style:font-name="Helvetica Neue Light1" fo:color="#62b0ff" fo:font-size="100%"/>
          </text:list-level-style-bullet>
          <text:list-level-style-bullet text:level="9" text:bullet-char="•">
            <style:list-level-properties/>
            <style:text-properties style:font-name="Helvetica Neue Light1" fo:color="#62b0ff" fo:font-size="100%"/>
          </text:list-level-style-bullet>
          <text:list-level-style-bullet text:level="10" text:bullet-char="•">
            <style:list-level-properties/>
            <style:text-properties style:font-name="Helvetica Neue Light1" fo:color="#62b0ff" fo:font-size="100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2b0ff" style:text-outline="false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6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6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4-outline1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style:font-name="Helvetica Neue Light1" fo:color="#62b0ff" fo:font-size="100%"/>
          </text:list-level-style-bullet>
          <text:list-level-style-bullet text:level="3" text:bullet-char="•">
            <style:list-level-properties/>
            <style:text-properties style:font-name="Helvetica Neue Light1" fo:color="#62b0ff" fo:font-size="100%"/>
          </text:list-level-style-bullet>
          <text:list-level-style-bullet text:level="4" text:bullet-char="•">
            <style:list-level-properties/>
            <style:text-properties style:font-name="Helvetica Neue Light1" fo:color="#62b0ff" fo:font-size="100%"/>
          </text:list-level-style-bullet>
          <text:list-level-style-bullet text:level="5" text:bullet-char="•">
            <style:list-level-properties/>
            <style:text-properties style:font-name="Helvetica Neue Light1" fo:color="#62b0ff" fo:font-size="100%"/>
          </text:list-level-style-bullet>
          <text:list-level-style-bullet text:level="6" text:bullet-char="•">
            <style:list-level-properties/>
            <style:text-properties style:font-name="Helvetica Neue Light1" fo:color="#62b0ff" fo:font-size="100%"/>
          </text:list-level-style-bullet>
          <text:list-level-style-bullet text:level="7" text:bullet-char="•">
            <style:list-level-properties/>
            <style:text-properties style:font-name="Helvetica Neue Light1" fo:color="#62b0ff" fo:font-size="100%"/>
          </text:list-level-style-bullet>
          <text:list-level-style-bullet text:level="8" text:bullet-char="•">
            <style:list-level-properties/>
            <style:text-properties style:font-name="Helvetica Neue Light1" fo:color="#62b0ff" fo:font-size="100%"/>
          </text:list-level-style-bullet>
          <text:list-level-style-bullet text:level="9" text:bullet-char="•">
            <style:list-level-properties/>
            <style:text-properties style:font-name="Helvetica Neue Light1" fo:color="#62b0ff" fo:font-size="100%"/>
          </text:list-level-style-bullet>
          <text:list-level-style-bullet text:level="10" text:bullet-char="•">
            <style:list-level-properties/>
            <style:text-properties style:font-name="Helvetica Neue Light1" fo:color="#62b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2b0ff" style:text-outline="false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style:font-name="Helvetica Neue Light1" fo:color="#62b0ff" fo:font-size="100%"/>
          </text:list-level-style-bullet>
          <text:list-level-style-bullet text:level="3" text:bullet-char="•">
            <style:list-level-properties/>
            <style:text-properties style:font-name="Helvetica Neue Light1" fo:color="#62b0ff" fo:font-size="100%"/>
          </text:list-level-style-bullet>
          <text:list-level-style-bullet text:level="4" text:bullet-char="•">
            <style:list-level-properties/>
            <style:text-properties style:font-name="Helvetica Neue Light1" fo:color="#62b0ff" fo:font-size="100%"/>
          </text:list-level-style-bullet>
          <text:list-level-style-bullet text:level="5" text:bullet-char="•">
            <style:list-level-properties/>
            <style:text-properties style:font-name="Helvetica Neue Light1" fo:color="#62b0ff" fo:font-size="100%"/>
          </text:list-level-style-bullet>
          <text:list-level-style-bullet text:level="6" text:bullet-char="•">
            <style:list-level-properties/>
            <style:text-properties style:font-name="Helvetica Neue Light1" fo:color="#62b0ff" fo:font-size="100%"/>
          </text:list-level-style-bullet>
          <text:list-level-style-bullet text:level="7" text:bullet-char="•">
            <style:list-level-properties/>
            <style:text-properties style:font-name="Helvetica Neue Light1" fo:color="#62b0ff" fo:font-size="100%"/>
          </text:list-level-style-bullet>
          <text:list-level-style-bullet text:level="8" text:bullet-char="•">
            <style:list-level-properties/>
            <style:text-properties style:font-name="Helvetica Neue Light1" fo:color="#62b0ff" fo:font-size="100%"/>
          </text:list-level-style-bullet>
          <text:list-level-style-bullet text:level="9" text:bullet-char="•">
            <style:list-level-properties/>
            <style:text-properties style:font-name="Helvetica Neue Light1" fo:color="#62b0ff" fo:font-size="100%"/>
          </text:list-level-style-bullet>
          <text:list-level-style-bullet text:level="10" text:bullet-char="•">
            <style:list-level-properties/>
            <style:text-properties style:font-name="Helvetica Neue Light1" fo:color="#62b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2b0ff" style:text-outline="false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left" draw:textarea-vertical-align="bottom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6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middle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middle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6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middle" draw:auto-grow-height="false" draw:fit-to-size="shrink-to-fit" fo:padding-top="0.141cm" fo:padding-bottom="0.141cm" fo:padding-left="0.141cm" fo:padding-right="0.141cm">
        <text:list-style style:name="Title6-outline1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left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6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7-outline1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left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6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middle" draw:auto-grow-height="false" draw:fit-to-size="shrink-to-fit" fo:padding-top="0.141cm" fo:padding-bottom="0.141cm" fo:padding-left="0.141cm" fo:padding-right="0.141cm">
        <text:list-style style:name="Title8-outline1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6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938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left" draw:textarea-vertical-align="middle" fo:padding-top="0.141cm" fo:padding-bottom="0.141cm" fo:padding-left="0.141cm" fo:padding-right="0.141cm">
        <text:list-style style:name="Title9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6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left" draw:textarea-vertical-align="middle" draw:auto-grow-height="false" draw:fit-to-size="shrink-to-fit" fo:padding-top="0.141cm" fo:padding-bottom="0.141cm" fo:padding-left="0.141cm" fo:padding-right="0.141cm">
        <text:list-style style:name="Title10-outline1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32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left" draw:textarea-vertical-align="middle" fo:padding-top="0.141cm" fo:padding-bottom="0.141cm" fo:padding-left="0.141cm" fo:padding-right="0.141cm">
        <text:list-style style:name="Title10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6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1-outline1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style:font-name="Helvetica Neue Light1" fo:color="#62b0ff" fo:font-size="100%"/>
          </text:list-level-style-bullet>
          <text:list-level-style-bullet text:level="3" text:bullet-char="•">
            <style:list-level-properties/>
            <style:text-properties style:font-name="Helvetica Neue Light1" fo:color="#62b0ff" fo:font-size="100%"/>
          </text:list-level-style-bullet>
          <text:list-level-style-bullet text:level="4" text:bullet-char="•">
            <style:list-level-properties/>
            <style:text-properties style:font-name="Helvetica Neue Light1" fo:color="#62b0ff" fo:font-size="100%"/>
          </text:list-level-style-bullet>
          <text:list-level-style-bullet text:level="5" text:bullet-char="•">
            <style:list-level-properties/>
            <style:text-properties style:font-name="Helvetica Neue Light1" fo:color="#62b0ff" fo:font-size="100%"/>
          </text:list-level-style-bullet>
          <text:list-level-style-bullet text:level="6" text:bullet-char="•">
            <style:list-level-properties/>
            <style:text-properties style:font-name="Helvetica Neue Light1" fo:color="#62b0ff" fo:font-size="100%"/>
          </text:list-level-style-bullet>
          <text:list-level-style-bullet text:level="7" text:bullet-char="•">
            <style:list-level-properties/>
            <style:text-properties style:font-name="Helvetica Neue Light1" fo:color="#62b0ff" fo:font-size="100%"/>
          </text:list-level-style-bullet>
          <text:list-level-style-bullet text:level="8" text:bullet-char="•">
            <style:list-level-properties/>
            <style:text-properties style:font-name="Helvetica Neue Light1" fo:color="#62b0ff" fo:font-size="100%"/>
          </text:list-level-style-bullet>
          <text:list-level-style-bullet text:level="9" text:bullet-char="•">
            <style:list-level-properties/>
            <style:text-properties style:font-name="Helvetica Neue Light1" fo:color="#62b0ff" fo:font-size="100%"/>
          </text:list-level-style-bullet>
          <text:list-level-style-bullet text:level="10" text:bullet-char="•">
            <style:list-level-properties/>
            <style:text-properties style:font-name="Helvetica Neue Light1" fo:color="#62b0ff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2b0ff" style:text-outline="false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style:font-name="Helvetica Neue Light1" fo:color="#62b0ff" fo:font-size="100%"/>
          </text:list-level-style-bullet>
          <text:list-level-style-bullet text:level="3" text:bullet-char="•">
            <style:list-level-properties/>
            <style:text-properties style:font-name="Helvetica Neue Light1" fo:color="#62b0ff" fo:font-size="100%"/>
          </text:list-level-style-bullet>
          <text:list-level-style-bullet text:level="4" text:bullet-char="•">
            <style:list-level-properties/>
            <style:text-properties style:font-name="Helvetica Neue Light1" fo:color="#62b0ff" fo:font-size="100%"/>
          </text:list-level-style-bullet>
          <text:list-level-style-bullet text:level="5" text:bullet-char="•">
            <style:list-level-properties/>
            <style:text-properties style:font-name="Helvetica Neue Light1" fo:color="#62b0ff" fo:font-size="100%"/>
          </text:list-level-style-bullet>
          <text:list-level-style-bullet text:level="6" text:bullet-char="•">
            <style:list-level-properties/>
            <style:text-properties style:font-name="Helvetica Neue Light1" fo:color="#62b0ff" fo:font-size="100%"/>
          </text:list-level-style-bullet>
          <text:list-level-style-bullet text:level="7" text:bullet-char="•">
            <style:list-level-properties/>
            <style:text-properties style:font-name="Helvetica Neue Light1" fo:color="#62b0ff" fo:font-size="100%"/>
          </text:list-level-style-bullet>
          <text:list-level-style-bullet text:level="8" text:bullet-char="•">
            <style:list-level-properties/>
            <style:text-properties style:font-name="Helvetica Neue Light1" fo:color="#62b0ff" fo:font-size="100%"/>
          </text:list-level-style-bullet>
          <text:list-level-style-bullet text:level="9" text:bullet-char="•">
            <style:list-level-properties/>
            <style:text-properties style:font-name="Helvetica Neue Light1" fo:color="#62b0ff" fo:font-size="100%"/>
          </text:list-level-style-bullet>
          <text:list-level-style-bullet text:level="10" text:bullet-char="•">
            <style:list-level-properties/>
            <style:text-properties style:font-name="Helvetica Neue Light1" fo:color="#62b0ff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2b0ff" style:text-outline="false" style:text-line-through-style="none" style:text-line-through-type="none" style:text-position="0% 100%" style:font-name="Helvetica Neue Light1" fo:font-family="'Helvetica Neue Light'" style:font-pitch="variable" fo:font-size="3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left" draw:textarea-vertical-align="bottom" fo:padding-top="0.141cm" fo:padding-bottom="0.141cm" fo:padding-left="0.141cm" fo:padding-right="0.141cm">
        <text:list-style style:name="Title1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style:font-pitch="variable" fo:font-size="6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Helvetica Neue Light1" fo:color="#ffffff" fo:font-size="100%"/>
      </text:list-level-style-bullet>
      <text:list-level-style-bullet text:level="3" text:bullet-char="•">
        <style:list-level-properties text:space-before="2.54cm"/>
        <style:text-properties style:font-name="Helvetica Neue Light1" fo:color="#ffffff" fo:font-size="100%"/>
      </text:list-level-style-bullet>
      <text:list-level-style-bullet text:level="4" text:bullet-char="•">
        <style:list-level-properties text:space-before="3.81cm"/>
        <style:text-properties style:font-name="Helvetica Neue Light1" fo:color="#ffffff" fo:font-size="100%"/>
      </text:list-level-style-bullet>
      <text:list-level-style-bullet text:level="5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6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7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8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9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10" text:bullet-char="•">
        <style:list-level-properties text:space-before="5.08cm"/>
        <style:text-properties style:font-name="Helvetica Neue Light1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1.397cm" svg:height="9.737cm" svg:x="2.186cm" svg:y="3.809cm" presentation:class="title" presentation:placeholder="true">
        <draw:text-box/>
      </draw:frame>
      <draw:frame presentation:style-name="Default-outline1" draw:layer="backgroundobjects" svg:width="31.397cm" svg:height="8.361cm" svg:x="2.186cm" svg:y="13.51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31.75cm" svg:height="6.773cm" svg:x="2.187cm" svg:y="0.705cm" presentation:class="title" presentation:placeholder="true">
        <draw:text-box/>
      </draw:frame>
      <draw:frame presentation:style-name="Title1-outline1" draw:layer="backgroundobjects" svg:width="31.75cm" svg:height="15.875cm" svg:x="2.187cm" svg:y="7.6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31.75cm" svg:height="6.773cm" svg:x="2.187cm" svg:y="10.159cm" presentation:class="title" presentation:placeholder="true">
        <draw:text-box/>
      </draw:frame>
      <draw:frame presentation:style-name="Title2-outline1" draw:layer="backgroundobjects" svg:width="32.507cm" svg:height="15.711cm" svg:x="1.806cm" svg:y="6.33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5.711cm" svg:x="1.806cm" svg:y="6.33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Title4-title" draw:layer="backgroundobjects" svg:width="31.75cm" svg:height="3.387cm" svg:x="2.187cm" svg:y="18.943cm" presentation:class="title" presentation:placeholder="true">
        <draw:text-box/>
      </draw:frame>
      <draw:frame presentation:style-name="Title4-outline1" draw:layer="backgroundobjects" svg:width="31.75cm" svg:height="4.339cm" svg:x="2.187cm" svg:y="22.25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presentation:style-name="Title5-title" draw:layer="backgroundobjects" svg:width="31.75cm" svg:height="6.773cm" svg:x="2.187cm" svg:y="0.705cm" presentation:class="title" presentation:placeholder="true">
        <draw:text-box/>
      </draw:frame>
      <draw:frame presentation:style-name="Title5-outline1" draw:layer="backgroundobjects" svg:width="14.288cm" svg:height="15.875cm" svg:x="2.187cm" svg:y="7.6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presentation:style-name="Title6-title" draw:layer="backgroundobjects" svg:width="31.75cm" svg:height="6.773cm" svg:x="2.187cm" svg:y="0.705cm" presentation:class="title" presentation:placeholder="true">
        <draw:text-box/>
      </draw:frame>
      <draw:frame presentation:style-name="Title6-outline1" draw:layer="backgroundobjects" svg:width="14.287cm" svg:height="15.875cm" svg:x="19.649cm" svg:y="7.6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6-title" draw:layer="backgroundobjects" svg:width="12.7cm" svg:height="9.525cm" svg:x="3.175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presentation:style-name="Title7-title" draw:layer="backgroundobjects" svg:width="31.75cm" svg:height="6.773cm" svg:x="2.187cm" svg:y="0.705cm" presentation:class="title" presentation:placeholder="true">
        <draw:text-box/>
      </draw:frame>
      <draw:frame presentation:style-name="Title7-outline1" draw:layer="backgroundobjects" svg:width="31.75cm" svg:height="15.875cm" svg:x="2.187cm" svg:y="7.6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7-title" draw:layer="backgroundobjects" svg:width="12.7cm" svg:height="9.525cm" svg:x="3.175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presentation:style-name="Title8-outline1" draw:layer="backgroundobjects" svg:width="31.75cm" svg:height="19.509cm" svg:x="2.187cm" svg:y="3.80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8-title" draw:layer="backgroundobjects" svg:width="12.7cm" svg:height="9.525cm" svg:x="3.175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draw:frame presentation:style-name="Title9-title" draw:layer="backgroundobjects" svg:width="31.75cm" svg:height="6.773cm" svg:x="2.187cm" svg:y="0.705cm" presentation:class="titl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9-title" draw:layer="backgroundobjects" svg:width="12.7cm" svg:height="9.525cm" svg:x="3.175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presentation:style-name="Title10-title" draw:layer="backgroundobjects" svg:width="31.75cm" svg:height="6.773cm" svg:x="2.187cm" svg:y="0.705cm" presentation:class="title" presentation:placeholder="true">
        <draw:text-box/>
      </draw:frame>
      <draw:frame presentation:style-name="Title10-outline1" draw:layer="backgroundobjects" svg:width="14.288cm" svg:height="15.875cm" svg:x="2.187cm" svg:y="7.6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10-title" draw:layer="backgroundobjects" svg:width="12.7cm" svg:height="9.525cm" svg:x="3.175cm" svg:y="1.904cm" presentation:class="page"/>
        <draw:frame presentation:style-name="Title10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14.288cm" svg:height="9.737cm" svg:x="2.187cm" svg:y="3.844cm" presentation:class="title" presentation:placeholder="true">
        <draw:text-box/>
      </draw:frame>
      <draw:frame presentation:style-name="Title11-outline1" draw:layer="backgroundobjects" svg:width="14.288cm" svg:height="8.361cm" svg:x="2.187cm" svg:y="13.546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11-title" draw:layer="backgroundobjects" svg:width="12.7cm" svg:height="9.525cm" svg:x="3.175cm" svg:y="1.904cm" presentation:class="page"/>
        <draw:frame presentation:style-name="Title11-notes" draw:layer="backgroundobjects" svg:width="15.24cm" svg:height="11.43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dc:date>2014-10-08T10:18:51.456854633</dc:date>
    <meta:editing-duration>PT3H3M8S</meta:editing-duration>
    <meta:editing-cycles>55</meta:editing-cycles>
    <dc:creator>bd </dc:creator>
    <meta:document-statistic meta:object-count="298"/>
  </office:meta>
</office:document-meta>
</file>